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79">
            <text:p>17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17">
            <text:p>31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37">
            <text:p>33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7595">
            <text:p>1759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8560">
            <text:p>1856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0037">
            <text:p>2003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27">
            <text:p>2021-02-2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5 - 1.37)">
            <text:p>(0.95 - 1.3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7">
            <text:p>1.0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06.25">
            <text:p>-106.25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0995595952023988">
            <text:p>-0.0099559595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65348419093899">
            <text:p>0.9653484191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35.25">
            <text:p>-35.2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244706699062825">
            <text:p>-0.002447067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9144700228104">
            <text:p>0.9914470023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16.5">
            <text:p>-16.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115022655977693">
            <text:p>-0.0011502266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95976800162213">
            <text:p>0.995976800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78">
            <text:p>10378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68.625">
            <text:p>68.625</text:p>
          </table:table-cell>
          <table:table-cell office:value-type="float" office:value="-185.75">
            <text:p>-185.75</text:p>
          </table:table-cell>
          <table:table-cell office:value-type="float" office:value="-222.75">
            <text:p>-222.75</text:p>
          </table:table-cell>
          <table:table-cell office:value-type="float" office:value="0.00661254576989786">
            <text:p>0.0066125458</text:p>
          </table:table-cell>
          <table:table-cell office:value-type="float" office:value="-0.0136540723316672">
            <text:p>-0.0136540723</text:p>
          </table:table-cell>
          <table:table-cell office:value-type="float" office:value="-0.0110914703978489">
            <text:p>-0.0110914704</text:p>
          </table:table-cell>
          <table:table-cell office:value-type="float" office:value="1.0232296126873">
            <text:p>1.0232296127</text:p>
          </table:table-cell>
          <table:table-cell office:value-type="float" office:value="0.952576156873992">
            <text:p>0.9525761569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10.25">
            <text:p>-10.25</text:p>
          </table:table-cell>
          <table:table-cell office:value-type="float" office:value="-76.75">
            <text:p>-76.75</text:p>
          </table:table-cell>
          <table:table-cell office:value-type="float" office:value="-27.875">
            <text:p>-27.875</text:p>
          </table:table-cell>
          <table:table-cell office:value-type="float" office:value="-0.000974890622027772">
            <text:p>-0.0009748906</text:p>
          </table:table-cell>
          <table:table-cell office:value-type="float" office:value="-0.00557411576730336">
            <text:p>-0.0055741158</text:p>
          </table:table-cell>
          <table:table-cell office:value-type="float" office:value="-0.00147447765141497">
            <text:p>-0.0014744777</text:p>
          </table:table-cell>
          <table:table-cell office:value-type="float" office:value="0.996589745629884">
            <text:p>0.9965897456</text:p>
          </table:table-cell>
          <table:table-cell office:value-type="float" office:value="0.980551493516949">
            <text:p>0.9805514935</text:p>
          </table:table-cell>
          <table:table-cell office:value-type="float" office:value="0.994843589425363">
            <text:p>0.99484358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0135">
            <text:p>10135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165.625">
            <text:p>-165.625</text:p>
          </table:table-cell>
          <table:table-cell office:value-type="float" office:value="-161.25">
            <text:p>-161.25</text:p>
          </table:table-cell>
          <table:table-cell office:value-type="float" office:value="-97.25">
            <text:p>-97.25</text:p>
          </table:table-cell>
          <table:table-cell office:value-type="float" office:value="-0.0163418845584608">
            <text:p>-0.0163418846</text:p>
          </table:table-cell>
          <table:table-cell office:value-type="float" office:value="-0.0119109174176392">
            <text:p>-0.0119109174</text:p>
          </table:table-cell>
          <table:table-cell office:value-type="float" office:value="-0.00499768744539802">
            <text:p>-0.0049976874</text:p>
          </table:table-cell>
          <table:table-cell office:value-type="float" office:value="0.943326836139595">
            <text:p>0.9433268361</text:p>
          </table:table-cell>
          <table:table-cell office:value-type="float" office:value="0.958589854147573">
            <text:p>0.9585898541</text:p>
          </table:table-cell>
          <table:table-cell office:value-type="float" office:value="0.982557048625519">
            <text:p>0.98255704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205">
            <text:p>10205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12">
            <text:p>-212</text:p>
          </table:table-cell>
          <table:table-cell office:value-type="float" office:value="-131">
            <text:p>-131</text:p>
          </table:table-cell>
          <table:table-cell office:value-type="float" office:value="-44.375">
            <text:p>-44.375</text:p>
          </table:table-cell>
          <table:table-cell office:value-type="float" office:value="-0.0207741303282705">
            <text:p>-0.0207741303</text:p>
          </table:table-cell>
          <table:table-cell office:value-type="float" office:value="-0.00986297244390905">
            <text:p>-0.0098629724</text:p>
          </table:table-cell>
          <table:table-cell office:value-type="float" office:value="-0.0023139698597278">
            <text:p>-0.0023139699</text:p>
          </table:table-cell>
          <table:table-cell office:value-type="float" office:value="0.92813641025321">
            <text:p>0.9281364103</text:p>
          </table:table-cell>
          <table:table-cell office:value-type="float" office:value="0.96567026176816">
            <text:p>0.9656702618</text:p>
          </table:table-cell>
          <table:table-cell office:value-type="float" office:value="0.991911600225716">
            <text:p>0.9919116002</text:p>
          </table:table-cell>
          <table:table-cell office:value-type="float" office:value="-33.0180957882565">
            <text:p>-33.01809578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644">
            <text:p>13644</text:p>
          </table:table-cell>
          <table:table-cell office:value-type="float" office:value="18455">
            <text:p>18455</text:p>
          </table:table-cell>
          <table:table-cell office:value-type="float" office:value="14.75">
            <text:p>14.75</text:p>
          </table:table-cell>
          <table:table-cell office:value-type="float" office:value="-161.75">
            <text:p>-161.75</text:p>
          </table:table-cell>
          <table:table-cell office:value-type="float" office:value="-187.75">
            <text:p>-187.75</text:p>
          </table:table-cell>
          <table:table-cell office:value-type="float" office:value="0.00141963426371511">
            <text:p>0.0014196343</text:p>
          </table:table-cell>
          <table:table-cell office:value-type="float" office:value="-0.0118550278510701">
            <text:p>-0.0118550279</text:p>
          </table:table-cell>
          <table:table-cell office:value-type="float" office:value="-0.0101733947439718">
            <text:p>-0.0101733947</text:p>
          </table:table-cell>
          <table:table-cell office:value-type="float" office:value="1.00497267003143">
            <text:p>1.00497267</text:p>
          </table:table-cell>
          <table:table-cell office:value-type="float" office:value="0.95878286422454">
            <text:p>0.9587828642</text:p>
          </table:table-cell>
          <table:table-cell office:value-type="float" office:value="0.964595974398907">
            <text:p>0.96459597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0401">
            <text:p>10401</text:p>
          </table:table-cell>
          <table:table-cell office:value-type="float" office:value="13778">
            <text:p>13778</text:p>
          </table:table-cell>
          <table:table-cell office:value-type="float" office:value="18784">
            <text:p>18784</text:p>
          </table:table-cell>
          <table:table-cell office:value-type="float" office:value="-32.25">
            <text:p>-32.25</text:p>
          </table:table-cell>
          <table:table-cell office:value-type="float" office:value="-44.375">
            <text:p>-44.375</text:p>
          </table:table-cell>
          <table:table-cell office:value-type="float" office:value="-329.125">
            <text:p>-329.125</text:p>
          </table:table-cell>
          <table:table-cell office:value-type="float" office:value="-0.00310066339775022">
            <text:p>-0.0031006634</text:p>
          </table:table-cell>
          <table:table-cell office:value-type="float" office:value="-0.00322071418202932">
            <text:p>-0.0032207142</text:p>
          </table:table-cell>
          <table:table-cell office:value-type="float" office:value="-0.0175215609028961">
            <text:p>-0.0175215609</text:p>
          </table:table-cell>
          <table:table-cell office:value-type="float" office:value="0.989166521770346">
            <text:p>0.9891665218</text:p>
          </table:table-cell>
          <table:table-cell office:value-type="float" office:value="0.988747831442588">
            <text:p>0.9887478314</text:p>
          </table:table-cell>
          <table:table-cell office:value-type="float" office:value="0.939276266828952">
            <text:p>0.9392762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1226">
            <text:p>1226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9935">
            <text:p>9935</text:p>
          </table:table-cell>
          <table:table-cell office:value-type="float" office:value="12933">
            <text:p>12933</text:p>
          </table:table-cell>
          <table:table-cell office:value-type="float" office:value="19459">
            <text:p>19459</text:p>
          </table:table-cell>
          <table:table-cell office:value-type="float" office:value="-123.125">
            <text:p>-123.125</text:p>
          </table:table-cell>
          <table:table-cell office:value-type="float" office:value="-196.5">
            <text:p>-196.5</text:p>
          </table:table-cell>
          <table:table-cell office:value-type="float" office:value="-97.25">
            <text:p>-97.25</text:p>
          </table:table-cell>
          <table:table-cell office:value-type="float" office:value="-0.0123930548565677">
            <text:p>-0.0123930549</text:p>
          </table:table-cell>
          <table:table-cell office:value-type="float" office:value="-0.015193690559035">
            <text:p>-0.0151936906</text:p>
          </table:table-cell>
          <table:table-cell office:value-type="float" office:value="-0.00499768744539802">
            <text:p>-0.0049976874</text:p>
          </table:table-cell>
          <table:table-cell office:value-type="float" office:value="0.956925340107022">
            <text:p>0.9569253401</text:p>
          </table:table-cell>
          <table:table-cell office:value-type="float" office:value="0.947274545579673">
            <text:p>0.9472745456</text:p>
          </table:table-cell>
          <table:table-cell office:value-type="float" office:value="0.982557048625519">
            <text:p>0.98255704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77">
            <text:p>1277</text:p>
          </table:table-cell>
          <table:table-cell office:value-type="float" office:value="9465">
            <text:p>9465</text:p>
          </table:table-cell>
          <table:table-cell office:value-type="float" office:value="13197">
            <text:p>13197</text:p>
          </table:table-cell>
          <table:table-cell office:value-type="float" office:value="19177">
            <text:p>19177</text:p>
          </table:table-cell>
          <table:table-cell office:value-type="float" office:value="-26.25">
            <text:p>-26.25</text:p>
          </table:table-cell>
          <table:table-cell office:value-type="float" office:value="-291.125">
            <text:p>-291.125</text:p>
          </table:table-cell>
          <table:table-cell office:value-type="float" office:value="-44.375">
            <text:p>-44.375</text:p>
          </table:table-cell>
          <table:table-cell office:value-type="float" office:value="-0.00277337559429477">
            <text:p>-0.0027733756</text:p>
          </table:table-cell>
          <table:table-cell office:value-type="float" office:value="-0.0220599378646662">
            <text:p>-0.0220599379</text:p>
          </table:table-cell>
          <table:table-cell office:value-type="float" office:value="-0.0023139698597278">
            <text:p>-0.0023139699</text:p>
          </table:table-cell>
          <table:table-cell office:value-type="float" office:value="0.990308260979855">
            <text:p>0.990308261</text:p>
          </table:table-cell>
          <table:table-cell office:value-type="float" office:value="0.92374403355651">
            <text:p>0.9237440336</text:p>
          </table:table-cell>
          <table:table-cell office:value-type="float" office:value="0.991911600225716">
            <text:p>0.9919116002</text:p>
          </table:table-cell>
          <table:table-cell office:value-type="float" office:value="0">
            <text:p>0</text:p>
          </table:table-cell>
          <table:table-cell office:value-type="float" office:value="-31.0732228246677">
            <text:p>-31.0732228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9380">
            <text:p>9380</text:p>
          </table:table-cell>
          <table:table-cell office:value-type="float" office:value="13315">
            <text:p>13315</text:p>
          </table:table-cell>
          <table:table-cell office:value-type="float" office:value="18379">
            <text:p>18379</text:p>
          </table:table-cell>
          <table:table-cell office:value-type="float" office:value="-88.5">
            <text:p>-88.5</text:p>
          </table:table-cell>
          <table:table-cell office:value-type="float" office:value="32.75">
            <text:p>32.75</text:p>
          </table:table-cell>
          <table:table-cell office:value-type="float" office:value="-234.75">
            <text:p>-234.75</text:p>
          </table:table-cell>
          <table:table-cell office:value-type="float" office:value="-0.00943496801705757">
            <text:p>-0.009434968</text:p>
          </table:table-cell>
          <table:table-cell office:value-type="float" office:value="0.00245963199399174">
            <text:p>0.002459632</text:p>
          </table:table-cell>
          <table:table-cell office:value-type="float" office:value="-0.0127727297459057">
            <text:p>-0.0127727297</text:p>
          </table:table-cell>
          <table:table-cell office:value-type="float" office:value="0.967152088438405">
            <text:p>0.9671520884</text:p>
          </table:table-cell>
          <table:table-cell office:value-type="float" office:value="1.00862056956648">
            <text:p>1.0086205696</text:p>
          </table:table-cell>
          <table:table-cell office:value-type="float" office:value="0.955615205434648">
            <text:p>0.95561520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803">
            <text:p>803</text:p>
          </table:table-cell>
          <table:table-cell office:value-type="float" office:value="8950">
            <text:p>8950</text:p>
          </table:table-cell>
          <table:table-cell office:value-type="float" office:value="13146">
            <text:p>13146</text:p>
          </table:table-cell>
          <table:table-cell office:value-type="float" office:value="18826">
            <text:p>18826</text:p>
          </table:table-cell>
          <table:table-cell office:value-type="float" office:value="-233.125">
            <text:p>-233.125</text:p>
          </table:table-cell>
          <table:table-cell office:value-type="float" office:value="-3.375">
            <text:p>-3.375</text:p>
          </table:table-cell>
          <table:table-cell office:value-type="float" office:value="-295.625">
            <text:p>-295.625</text:p>
          </table:table-cell>
          <table:table-cell office:value-type="float" office:value="-0.0260474860335196">
            <text:p>-0.026047486</text:p>
          </table:table-cell>
          <table:table-cell office:value-type="float" office:value="-0.000256732085805568">
            <text:p>-0.0002567321</text:p>
          </table:table-cell>
          <table:table-cell office:value-type="float" office:value="-0.0157030171040051">
            <text:p>-0.0157030171</text:p>
          </table:table-cell>
          <table:table-cell office:value-type="float" office:value="0.910163603078868">
            <text:p>0.9101636031</text:p>
          </table:table-cell>
          <table:table-cell office:value-type="float" office:value="0.999101566885954">
            <text:p>0.9991015669</text:p>
          </table:table-cell>
          <table:table-cell office:value-type="float" office:value="0.945522746238473">
            <text:p>0.9455227462</text:p>
          </table:table-cell>
          <table:table-cell office:value-type="float" office:value="-26.2628070860599">
            <text:p>-26.26280708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9345">
            <text:p>9345</text:p>
          </table:table-cell>
          <table:table-cell office:value-type="float" office:value="12683">
            <text:p>12683</text:p>
          </table:table-cell>
          <table:table-cell office:value-type="float" office:value="17521">
            <text:p>17521</text:p>
          </table:table-cell>
          <table:table-cell office:value-type="float" office:value="-138.625">
            <text:p>-138.625</text:p>
          </table:table-cell>
          <table:table-cell office:value-type="float" office:value="-77.75">
            <text:p>-77.75</text:p>
          </table:table-cell>
          <table:table-cell office:value-type="float" office:value="-275.625">
            <text:p>-275.625</text:p>
          </table:table-cell>
          <table:table-cell office:value-type="float" office:value="-0.0148341359015516">
            <text:p>-0.0148341359</text:p>
          </table:table-cell>
          <table:table-cell office:value-type="float" office:value="-0.00613025309469368">
            <text:p>-0.0061302531</text:p>
          </table:table-cell>
          <table:table-cell office:value-type="float" office:value="-0.0157311226528166">
            <text:p>-0.0157311227</text:p>
          </table:table-cell>
          <table:table-cell office:value-type="float" office:value="0.948511825456943">
            <text:p>0.9485118255</text:p>
          </table:table-cell>
          <table:table-cell office:value-type="float" office:value="0.978617770974462">
            <text:p>0.978617771</text:p>
          </table:table-cell>
          <table:table-cell office:value-type="float" office:value="0.945426108426181">
            <text:p>0.94542610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9569">
            <text:p>9569</text:p>
          </table:table-cell>
          <table:table-cell office:value-type="float" office:value="12499">
            <text:p>12499</text:p>
          </table:table-cell>
          <table:table-cell office:value-type="float" office:value="17535">
            <text:p>17535</text:p>
          </table:table-cell>
          <table:table-cell office:value-type="float" office:value="-68.75">
            <text:p>-68.75</text:p>
          </table:table-cell>
          <table:table-cell office:value-type="float" office:value="-136.125">
            <text:p>-136.125</text:p>
          </table:table-cell>
          <table:table-cell office:value-type="float" office:value="-417.875">
            <text:p>-417.875</text:p>
          </table:table-cell>
          <table:table-cell office:value-type="float" office:value="-0.00718465879402236">
            <text:p>-0.0071846588</text:p>
          </table:table-cell>
          <table:table-cell office:value-type="float" office:value="-0.0108908712697016">
            <text:p>-0.0108908713</text:p>
          </table:table-cell>
          <table:table-cell office:value-type="float" office:value="-0.0238309096093527">
            <text:p>-0.0238309096</text:p>
          </table:table-cell>
          <table:table-cell office:value-type="float" office:value="0.974954868092015">
            <text:p>0.9749548681</text:p>
          </table:table-cell>
          <table:table-cell office:value-type="float" office:value="0.96211442826699">
            <text:p>0.9621144283</text:p>
          </table:table-cell>
          <table:table-cell office:value-type="float" office:value="0.917704924382771">
            <text:p>0.9177049244</text:p>
          </table:table-cell>
          <table:table-cell table:number-columns-repeated="2" office:value-type="float" office:value="0">
            <text:p>0</text:p>
          </table:table-cell>
          <table:table-cell office:value-type="float" office:value="-28.738089611805">
            <text:p>-28.738089611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9211">
            <text:p>9211</text:p>
          </table:table-cell>
          <table:table-cell office:value-type="float" office:value="13240">
            <text:p>13240</text:p>
          </table:table-cell>
          <table:table-cell office:value-type="float" office:value="18379">
            <text:p>18379</text:p>
          </table:table-cell>
          <table:table-cell office:value-type="float" office:value="-54.75">
            <text:p>-54.75</text:p>
          </table:table-cell>
          <table:table-cell office:value-type="float" office:value="-113.75">
            <text:p>-113.75</text:p>
          </table:table-cell>
          <table:table-cell office:value-type="float" office:value="-234.75">
            <text:p>-234.75</text:p>
          </table:table-cell>
          <table:table-cell office:value-type="float" office:value="-0.00594398002388449">
            <text:p>-0.00594398</text:p>
          </table:table-cell>
          <table:table-cell office:value-type="float" office:value="-0.00859138972809668">
            <text:p>-0.0085913897</text:p>
          </table:table-cell>
          <table:table-cell office:value-type="float" office:value="-0.0127727297459057">
            <text:p>-0.0127727297</text:p>
          </table:table-cell>
          <table:table-cell office:value-type="float" office:value="0.979265318477512">
            <text:p>0.9792653185</text:p>
          </table:table-cell>
          <table:table-cell office:value-type="float" office:value="0.970074807427483">
            <text:p>0.9700748074</text:p>
          </table:table-cell>
          <table:table-cell office:value-type="float" office:value="0.955615205434648">
            <text:p>0.95561520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9073">
            <text:p>9073</text:p>
          </table:table-cell>
          <table:table-cell office:value-type="float" office:value="12183">
            <text:p>12183</text:p>
          </table:table-cell>
          <table:table-cell office:value-type="float" office:value="18758">
            <text:p>18758</text:p>
          </table:table-cell>
          <table:table-cell office:value-type="float" office:value="-147.625">
            <text:p>-147.625</text:p>
          </table:table-cell>
          <table:table-cell office:value-type="float" office:value="-69.5">
            <text:p>-69.5</text:p>
          </table:table-cell>
          <table:table-cell office:value-type="float" office:value="-260.375">
            <text:p>-260.375</text:p>
          </table:table-cell>
          <table:table-cell office:value-type="float" office:value="-0.0162708034828612">
            <text:p>-0.0162708035</text:p>
          </table:table-cell>
          <table:table-cell office:value-type="float" office:value="-0.00570467044241977">
            <text:p>-0.0057046704</text:p>
          </table:table-cell>
          <table:table-cell office:value-type="float" office:value="-0.0138807442158013">
            <text:p>-0.0138807442</text:p>
          </table:table-cell>
          <table:table-cell office:value-type="float" office:value="0.943571076340102">
            <text:p>0.9435710763</text:p>
          </table:table-cell>
          <table:table-cell office:value-type="float" office:value="0.98009743825065">
            <text:p>0.9800974383</text:p>
          </table:table-cell>
          <table:table-cell office:value-type="float" office:value="0.951795038362265">
            <text:p>0.95179503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1146">
            <text:p>1146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8765">
            <text:p>8765</text:p>
          </table:table-cell>
          <table:table-cell office:value-type="float" office:value="11872">
            <text:p>11872</text:p>
          </table:table-cell>
          <table:table-cell office:value-type="float" office:value="17135">
            <text:p>17135</text:p>
          </table:table-cell>
          <table:table-cell office:value-type="float" office:value="-30">
            <text:p>-30</text:p>
          </table:table-cell>
          <table:table-cell office:value-type="float" office:value="-196.25">
            <text:p>-196.25</text:p>
          </table:table-cell>
          <table:table-cell office:value-type="float" office:value="-196.5">
            <text:p>-196.5</text:p>
          </table:table-cell>
          <table:table-cell office:value-type="float" office:value="-0.00342270393610953">
            <text:p>-0.0034227039</text:p>
          </table:table-cell>
          <table:table-cell office:value-type="float" office:value="-0.0165304919137466">
            <text:p>-0.0165304919</text:p>
          </table:table-cell>
          <table:table-cell office:value-type="float" office:value="-0.0114677560548585">
            <text:p>-0.0114677561</text:p>
          </table:table-cell>
          <table:table-cell office:value-type="float" office:value="0.988043497431996">
            <text:p>0.9880434974</text:p>
          </table:table-cell>
          <table:table-cell office:value-type="float" office:value="0.942678862341191">
            <text:p>0.9426788623</text:p>
          </table:table-cell>
          <table:table-cell office:value-type="float" office:value="0.960120612288705">
            <text:p>0.96012061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8680">
            <text:p>8680</text:p>
          </table:table-cell>
          <table:table-cell office:value-type="float" office:value="11990">
            <text:p>11990</text:p>
          </table:table-cell>
          <table:table-cell office:value-type="float" office:value="17090">
            <text:p>17090</text:p>
          </table:table-cell>
          <table:table-cell office:value-type="float" office:value="16.75">
            <text:p>16.75</text:p>
          </table:table-cell>
          <table:table-cell office:value-type="float" office:value="-21.75">
            <text:p>-21.75</text:p>
          </table:table-cell>
          <table:table-cell office:value-type="float" office:value="-190.875">
            <text:p>-190.875</text:p>
          </table:table-cell>
          <table:table-cell office:value-type="float" office:value="0.00192972350230415">
            <text:p>0.0019297235</text:p>
          </table:table-cell>
          <table:table-cell office:value-type="float" office:value="-0.001814011676397">
            <text:p>-0.0018140117</text:p>
          </table:table-cell>
          <table:table-cell office:value-type="float" office:value="-0.0111688121708602">
            <text:p>-0.0111688122</text:p>
          </table:table-cell>
          <table:table-cell office:value-type="float" office:value="1.00676133097034">
            <text:p>1.006761331</text:p>
          </table:table-cell>
          <table:table-cell office:value-type="float" office:value="0.9936574087838">
            <text:p>0.9936574088</text:p>
          </table:table-cell>
          <table:table-cell office:value-type="float" office:value="0.961153652437993">
            <text:p>0.96115365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8316">
            <text:p>8316</text:p>
          </table:table-cell>
          <table:table-cell office:value-type="float" office:value="11850">
            <text:p>11850</text:p>
          </table:table-cell>
          <table:table-cell office:value-type="float" office:value="17858">
            <text:p>17858</text:p>
          </table:table-cell>
          <table:table-cell office:value-type="float" office:value="-117.25">
            <text:p>-117.25</text:p>
          </table:table-cell>
          <table:table-cell office:value-type="float" office:value="27">
            <text:p>27</text:p>
          </table:table-cell>
          <table:table-cell office:value-type="float" office:value="-222.75">
            <text:p>-222.75</text:p>
          </table:table-cell>
          <table:table-cell office:value-type="float" office:value="-0.0140993265993266">
            <text:p>-0.0140993266</text:p>
          </table:table-cell>
          <table:table-cell office:value-type="float" office:value="0.00227848101265823">
            <text:p>0.002278481</text:p>
          </table:table-cell>
          <table:table-cell office:value-type="float" office:value="-0.0124734012767387">
            <text:p>-0.0124734013</text:p>
          </table:table-cell>
          <table:table-cell office:value-type="float" office:value="0.951041987283044">
            <text:p>0.9510419873</text:p>
          </table:table-cell>
          <table:table-cell office:value-type="float" office:value="1.00798485883672">
            <text:p>1.0079848588</text:p>
          </table:table-cell>
          <table:table-cell office:value-type="float" office:value="0.956648043580659">
            <text:p>0.95664804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604">
            <text:p>604</text:p>
          </table:table-cell>
          <table:table-cell office:value-type="float" office:value="8401">
            <text:p>8401</text:p>
          </table:table-cell>
          <table:table-cell office:value-type="float" office:value="11552">
            <text:p>11552</text:p>
          </table:table-cell>
          <table:table-cell office:value-type="float" office:value="16379">
            <text:p>16379</text:p>
          </table:table-cell>
          <table:table-cell office:value-type="float" office:value="-227.125">
            <text:p>-227.125</text:p>
          </table:table-cell>
          <table:table-cell office:value-type="float" office:value="-192.125">
            <text:p>-192.125</text:p>
          </table:table-cell>
          <table:table-cell office:value-type="float" office:value="-128.5">
            <text:p>-128.5</text:p>
          </table:table-cell>
          <table:table-cell office:value-type="float" office:value="-0.0270354719676229">
            <text:p>-0.027035472</text:p>
          </table:table-cell>
          <table:table-cell office:value-type="float" office:value="-0.0166313192520776">
            <text:p>-0.0166313193</text:p>
          </table:table-cell>
          <table:table-cell office:value-type="float" office:value="-0.00784541180780267">
            <text:p>-0.0078454118</text:p>
          </table:table-cell>
          <table:table-cell office:value-type="float" office:value="0.906808444932564">
            <text:p>0.9068084449</text:p>
          </table:table-cell>
          <table:table-cell office:value-type="float" office:value="0.942332520146655">
            <text:p>0.9423325201</text:p>
          </table:table-cell>
          <table:table-cell office:value-type="float" office:value="0.972661697626101">
            <text:p>0.9726616976</text:p>
          </table:table-cell>
          <table:table-cell office:value-type="float" office:value="-25.2902779249752">
            <text:p>-25.2902779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770">
            <text:p>8770</text:p>
          </table:table-cell>
          <table:table-cell office:value-type="float" office:value="11267">
            <text:p>11267</text:p>
          </table:table-cell>
          <table:table-cell office:value-type="float" office:value="16024">
            <text:p>16024</text:p>
          </table:table-cell>
          <table:table-cell office:value-type="float" office:value="-24.625">
            <text:p>-24.625</text:p>
          </table:table-cell>
          <table:table-cell office:value-type="float" office:value="-151.5">
            <text:p>-151.5</text:p>
          </table:table-cell>
          <table:table-cell office:value-type="float" office:value="-307.125">
            <text:p>-307.125</text:p>
          </table:table-cell>
          <table:table-cell office:value-type="float" office:value="-0.0028078677309008">
            <text:p>-0.0028078677</text:p>
          </table:table-cell>
          <table:table-cell office:value-type="float" office:value="-0.0134463477411911">
            <text:p>-0.0134463477</text:p>
          </table:table-cell>
          <table:table-cell office:value-type="float" office:value="-0.019166562656016">
            <text:p>-0.0191665627</text:p>
          </table:table-cell>
          <table:table-cell office:value-type="float" office:value="0.990187915819388">
            <text:p>0.9901879158</text:p>
          </table:table-cell>
          <table:table-cell office:value-type="float" office:value="0.953292159270282">
            <text:p>0.9532921593</text:p>
          </table:table-cell>
          <table:table-cell office:value-type="float" office:value="0.933637050667076">
            <text:p>0.93363705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8666">
            <text:p>8666</text:p>
          </table:table-cell>
          <table:table-cell office:value-type="float" office:value="12332">
            <text:p>12332</text:p>
          </table:table-cell>
          <table:table-cell office:value-type="float" office:value="17003">
            <text:p>17003</text:p>
          </table:table-cell>
          <table:table-cell office:value-type="float" office:value="-49.375">
            <text:p>-49.375</text:p>
          </table:table-cell>
          <table:table-cell office:value-type="float" office:value="-36">
            <text:p>-36</text:p>
          </table:table-cell>
          <table:table-cell office:value-type="float" office:value="-161.125">
            <text:p>-161.125</text:p>
          </table:table-cell>
          <table:table-cell office:value-type="float" office:value="-0.00569755365797369">
            <text:p>-0.0056975537</text:p>
          </table:table-cell>
          <table:table-cell office:value-type="float" office:value="-0.00291923451183912">
            <text:p>-0.0029192345</text:p>
          </table:table-cell>
          <table:table-cell office:value-type="float" office:value="-0.00947626889372464">
            <text:p>-0.0094762689</text:p>
          </table:table-cell>
          <table:table-cell office:value-type="float" office:value="0.980122187947756">
            <text:p>0.9801221879</text:p>
          </table:table-cell>
          <table:table-cell office:value-type="float" office:value="0.989799382191628">
            <text:p>0.9897993822</text:p>
          </table:table-cell>
          <table:table-cell office:value-type="float" office:value="0.96700906622937">
            <text:p>0.96700906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7758">
            <text:p>7758</text:p>
          </table:table-cell>
          <table:table-cell office:value-type="float" office:value="11570">
            <text:p>11570</text:p>
          </table:table-cell>
          <table:table-cell office:value-type="float" office:value="17930">
            <text:p>17930</text:p>
          </table:table-cell>
          <table:table-cell office:value-type="float" office:value="-262.625">
            <text:p>-262.625</text:p>
          </table:table-cell>
          <table:table-cell office:value-type="float" office:value="-91.25">
            <text:p>-91.25</text:p>
          </table:table-cell>
          <table:table-cell office:value-type="float" office:value="-166.75">
            <text:p>-166.75</text:p>
          </table:table-cell>
          <table:table-cell office:value-type="float" office:value="-0.0338521526166538">
            <text:p>-0.0338521526</text:p>
          </table:table-cell>
          <table:table-cell office:value-type="float" office:value="-0.00788677614520311">
            <text:p>-0.0078867761</text:p>
          </table:table-cell>
          <table:table-cell office:value-type="float" office:value="-0.00930005577244841">
            <text:p>-0.0093000558</text:p>
          </table:table-cell>
          <table:table-cell office:value-type="float" office:value="0.883763563585803">
            <text:p>0.8837635636</text:p>
          </table:table-cell>
          <table:table-cell office:value-type="float" office:value="0.9725181979182">
            <text:p>0.9725181979</text:p>
          </table:table-cell>
          <table:table-cell office:value-type="float" office:value="0.967619327229677">
            <text:p>0.9676193272</text:p>
          </table:table-cell>
          <table:table-cell office:value-type="float" office:value="-20.1271566824552">
            <text:p>-20.12715668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819">
            <text:p>7819</text:p>
          </table:table-cell>
          <table:table-cell office:value-type="float" office:value="10819">
            <text:p>10819</text:p>
          </table:table-cell>
          <table:table-cell office:value-type="float" office:value="16177">
            <text:p>16177</text:p>
          </table:table-cell>
          <table:table-cell office:value-type="float" office:value="-237">
            <text:p>-237</text:p>
          </table:table-cell>
          <table:table-cell office:value-type="float" office:value="39.75">
            <text:p>39.75</text:p>
          </table:table-cell>
          <table:table-cell office:value-type="float" office:value="-238.875">
            <text:p>-238.875</text:p>
          </table:table-cell>
          <table:table-cell office:value-type="float" office:value="-0.0303107814298504">
            <text:p>-0.0303107814</text:p>
          </table:table-cell>
          <table:table-cell office:value-type="float" office:value="0.00367409187540438">
            <text:p>0.0036740919</text:p>
          </table:table-cell>
          <table:table-cell office:value-type="float" office:value="-0.0147663349199481">
            <text:p>-0.0147663349</text:p>
          </table:table-cell>
          <table:table-cell office:value-type="float" office:value="0.895713002198465">
            <text:p>0.8957130022</text:p>
          </table:table-cell>
          <table:table-cell office:value-type="float" office:value="1.01288577950809">
            <text:p>1.0128857795</text:p>
          </table:table-cell>
          <table:table-cell office:value-type="float" office:value="0.948745195288239">
            <text:p>0.9487451953</text:p>
          </table:table-cell>
          <table:table-cell office:value-type="float" office:value="-22.5196561505548">
            <text:p>-22.51965615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7950">
            <text:p>7950</text:p>
          </table:table-cell>
          <table:table-cell office:value-type="float" office:value="10751">
            <text:p>10751</text:p>
          </table:table-cell>
          <table:table-cell office:value-type="float" office:value="15389">
            <text:p>15389</text:p>
          </table:table-cell>
          <table:table-cell office:value-type="float" office:value="72.625">
            <text:p>72.625</text:p>
          </table:table-cell>
          <table:table-cell office:value-type="float" office:value="-194.5">
            <text:p>-194.5</text:p>
          </table:table-cell>
          <table:table-cell office:value-type="float" office:value="-67.375">
            <text:p>-67.375</text:p>
          </table:table-cell>
          <table:table-cell office:value-type="float" office:value="0.00913522012578616">
            <text:p>0.0091352201</text:p>
          </table:table-cell>
          <table:table-cell office:value-type="float" office:value="-0.0180913403404335">
            <text:p>-0.0180913403</text:p>
          </table:table-cell>
          <table:table-cell office:value-type="float" office:value="-0.00437812723373838">
            <text:p>-0.0043781272</text:p>
          </table:table-cell>
          <table:table-cell office:value-type="float" office:value="1.03213683684387">
            <text:p>1.0321368368</text:p>
          </table:table-cell>
          <table:table-cell office:value-type="float" office:value="0.937321810135297">
            <text:p>0.9373218101</text:p>
          </table:table-cell>
          <table:table-cell office:value-type="float" office:value="0.984714123958142">
            <text:p>0.9847141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94">
            <text:p>494</text:p>
          </table:table-cell>
          <table:table-cell office:value-type="float" office:value="7850">
            <text:p>7850</text:p>
          </table:table-cell>
          <table:table-cell office:value-type="float" office:value="10900">
            <text:p>10900</text:p>
          </table:table-cell>
          <table:table-cell office:value-type="float" office:value="16742">
            <text:p>16742</text:p>
          </table:table-cell>
          <table:table-cell office:value-type="float" office:value="-71.625">
            <text:p>-71.625</text:p>
          </table:table-cell>
          <table:table-cell office:value-type="float" office:value="-154.25">
            <text:p>-154.25</text:p>
          </table:table-cell>
          <table:table-cell office:value-type="float" office:value="-194">
            <text:p>-194</text:p>
          </table:table-cell>
          <table:table-cell office:value-type="float" office:value="-0.00912420382165605">
            <text:p>-0.0091242038</text:p>
          </table:table-cell>
          <table:table-cell office:value-type="float" office:value="-0.014151376146789">
            <text:p>-0.0141513761</text:p>
          </table:table-cell>
          <table:table-cell office:value-type="float" office:value="-0.0115876239397921">
            <text:p>-0.0115876239</text:p>
          </table:table-cell>
          <table:table-cell office:value-type="float" office:value="0.968228458771147">
            <text:p>0.9682284588</text:p>
          </table:table-cell>
          <table:table-cell office:value-type="float" office:value="0.950862695922061">
            <text:p>0.9508626959</text:p>
          </table:table-cell>
          <table:table-cell office:value-type="float" office:value="0.959706491346725">
            <text:p>0.9597064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7758">
            <text:p>7758</text:p>
          </table:table-cell>
          <table:table-cell office:value-type="float" office:value="10499">
            <text:p>10499</text:p>
          </table:table-cell>
          <table:table-cell office:value-type="float" office:value="15560">
            <text:p>15560</text:p>
          </table:table-cell>
          <table:table-cell office:value-type="float" office:value="-262.625">
            <text:p>-262.625</text:p>
          </table:table-cell>
          <table:table-cell office:value-type="float" office:value="-251">
            <text:p>-251</text:p>
          </table:table-cell>
          <table:table-cell office:value-type="float" office:value="-64.5">
            <text:p>-64.5</text:p>
          </table:table-cell>
          <table:table-cell office:value-type="float" office:value="-0.0338521526166538">
            <text:p>-0.0338521526</text:p>
          </table:table-cell>
          <table:table-cell office:value-type="float" office:value="-0.0239070387655967">
            <text:p>-0.0239070388</text:p>
          </table:table-cell>
          <table:table-cell office:value-type="float" office:value="-0.0041452442159383">
            <text:p>-0.0041452442</text:p>
          </table:table-cell>
          <table:table-cell office:value-type="float" office:value="0.883763563585803">
            <text:p>0.8837635636</text:p>
          </table:table-cell>
          <table:table-cell office:value-type="float" office:value="0.917445595465389">
            <text:p>0.9174455955</text:p>
          </table:table-cell>
          <table:table-cell office:value-type="float" office:value="0.985525324021451">
            <text:p>0.985525324</text:p>
          </table:table-cell>
          <table:table-cell office:value-type="float" office:value="-20.1271566824552">
            <text:p>-20.1271566825</text:p>
          </table:table-cell>
          <table:table-cell office:value-type="float" office:value="-28.645463977623">
            <text:p>-28.6454639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7636">
            <text:p>7636</text:p>
          </table:table-cell>
          <table:table-cell office:value-type="float" office:value="10542">
            <text:p>10542</text:p>
          </table:table-cell>
          <table:table-cell office:value-type="float" office:value="16007">
            <text:p>16007</text:p>
          </table:table-cell>
          <table:table-cell office:value-type="float" office:value="-126.25">
            <text:p>-126.25</text:p>
          </table:table-cell>
          <table:table-cell office:value-type="float" office:value="-246.25">
            <text:p>-246.25</text:p>
          </table:table-cell>
          <table:table-cell office:value-type="float" office:value="195.25">
            <text:p>195.25</text:p>
          </table:table-cell>
          <table:table-cell office:value-type="float" office:value="-0.0165335254059717">
            <text:p>-0.0165335254</text:p>
          </table:table-cell>
          <table:table-cell office:value-type="float" office:value="-0.0233589451716942">
            <text:p>-0.0233589452</text:p>
          </table:table-cell>
          <table:table-cell office:value-type="float" office:value="0.0121977884675454">
            <text:p>0.0121977885</text:p>
          </table:table-cell>
          <table:table-cell office:value-type="float" office:value="0.942668441705305">
            <text:p>0.9426684417</text:p>
          </table:table-cell>
          <table:table-cell office:value-type="float" office:value="0.919313146925357">
            <text:p>0.9193131469</text:p>
          </table:table-cell>
          <table:table-cell office:value-type="float" office:value="1.04298388028167">
            <text:p>1.0429838803</text:p>
          </table:table-cell>
          <table:table-cell office:value-type="float" office:value="0">
            <text:p>0</text:p>
          </table:table-cell>
          <table:table-cell office:value-type="float" office:value="-29.3257975035332">
            <text:p>-29.3257975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7580">
            <text:p>7580</text:p>
          </table:table-cell>
          <table:table-cell office:value-type="float" office:value="10830">
            <text:p>10830</text:p>
          </table:table-cell>
          <table:table-cell office:value-type="float" office:value="17907">
            <text:p>17907</text:p>
          </table:table-cell>
          <table:table-cell office:value-type="float" office:value="141.625">
            <text:p>141.625</text:p>
          </table:table-cell>
          <table:table-cell office:value-type="float" office:value="-124.5">
            <text:p>-124.5</text:p>
          </table:table-cell>
          <table:table-cell office:value-type="float" office:value="197.375">
            <text:p>197.375</text:p>
          </table:table-cell>
          <table:table-cell office:value-type="float" office:value="0.018684036939314">
            <text:p>0.0186840369</text:p>
          </table:table-cell>
          <table:table-cell office:value-type="float" office:value="-0.0114958448753463">
            <text:p>-0.0114958449</text:p>
          </table:table-cell>
          <table:table-cell office:value-type="float" office:value="0.0110222259451611">
            <text:p>0.0110222259</text:p>
          </table:table-cell>
          <table:table-cell office:value-type="float" office:value="1.06607835203084">
            <text:p>1.066078352</text:p>
          </table:table-cell>
          <table:table-cell office:value-type="float" office:value="0.960023565657108">
            <text:p>0.9600235657</text:p>
          </table:table-cell>
          <table:table-cell office:value-type="float" office:value="1.03881591015904">
            <text:p>1.03881591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693">
            <text:p>7693</text:p>
          </table:table-cell>
          <table:table-cell office:value-type="float" office:value="11536">
            <text:p>11536</text:p>
          </table:table-cell>
          <table:table-cell office:value-type="float" office:value="16617">
            <text:p>16617</text:p>
          </table:table-cell>
          <table:table-cell office:value-type="float" office:value="25.75">
            <text:p>25.75</text:p>
          </table:table-cell>
          <table:table-cell office:value-type="float" office:value="-174.5">
            <text:p>-174.5</text:p>
          </table:table-cell>
          <table:table-cell office:value-type="float" office:value="284.5">
            <text:p>284.5</text:p>
          </table:table-cell>
          <table:table-cell office:value-type="float" office:value="0.00334719875211231">
            <text:p>0.0033471988</text:p>
          </table:table-cell>
          <table:table-cell office:value-type="float" office:value="-0.015126560332871">
            <text:p>-0.0151265603</text:p>
          </table:table-cell>
          <table:table-cell office:value-type="float" office:value="0.0171210206415117">
            <text:p>0.0171210206</text:p>
          </table:table-cell>
          <table:table-cell office:value-type="float" office:value="1.01173715496179">
            <text:p>1.011737155</text:p>
          </table:table-cell>
          <table:table-cell office:value-type="float" office:value="0.947505511976859">
            <text:p>0.947505512</text:p>
          </table:table-cell>
          <table:table-cell office:value-type="float" office:value="1.06049810576699">
            <text:p>1.06049810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770">
            <text:p>7770</text:p>
          </table:table-cell>
          <table:table-cell office:value-type="float" office:value="10890">
            <text:p>10890</text:p>
          </table:table-cell>
          <table:table-cell office:value-type="float" office:value="15854">
            <text:p>15854</text:p>
          </table:table-cell>
          <table:table-cell office:value-type="float" office:value="77.5">
            <text:p>77.5</text:p>
          </table:table-cell>
          <table:table-cell office:value-type="float" office:value="-29">
            <text:p>-29</text:p>
          </table:table-cell>
          <table:table-cell office:value-type="float" office:value="400.5">
            <text:p>400.5</text:p>
          </table:table-cell>
          <table:table-cell office:value-type="float" office:value="0.00997425997425997">
            <text:p>0.00997426</text:p>
          </table:table-cell>
          <table:table-cell office:value-type="float" office:value="-0.00266299357208448">
            <text:p>-0.0026629936</text:p>
          </table:table-cell>
          <table:table-cell office:value-type="float" office:value="0.0252617635927842">
            <text:p>0.0252617636</text:p>
          </table:table-cell>
          <table:table-cell office:value-type="float" office:value="1.0351049021995">
            <text:p>1.0351049022</text:p>
          </table:table-cell>
          <table:table-cell office:value-type="float" office:value="0.990693421905844">
            <text:p>0.9906934219</text:p>
          </table:table-cell>
          <table:table-cell office:value-type="float" office:value="1.08966695970639">
            <text:p>1.0896669597</text:p>
          </table:table-cell>
          <table:table-cell table:number-columns-repeated="2" office:value-type="float" office:value="0">
            <text:p>0</text:p>
          </table:table-cell>
          <table:table-cell office:value-type="float" office:value="27.7837228182662">
            <text:p>27.783722818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7706">
            <text:p>7706</text:p>
          </table:table-cell>
          <table:table-cell office:value-type="float" office:value="11211">
            <text:p>11211</text:p>
          </table:table-cell>
          <table:table-cell office:value-type="float" office:value="16024">
            <text:p>16024</text:p>
          </table:table-cell>
          <table:table-cell office:value-type="float" office:value="107.625">
            <text:p>107.625</text:p>
          </table:table-cell>
          <table:table-cell office:value-type="float" office:value="361.625">
            <text:p>361.625</text:p>
          </table:table-cell>
          <table:table-cell office:value-type="float" office:value="389.625">
            <text:p>389.625</text:p>
          </table:table-cell>
          <table:table-cell office:value-type="float" office:value="0.0139663898261095">
            <text:p>0.0139663898</text:p>
          </table:table-cell>
          <table:table-cell office:value-type="float" office:value="0.0322562661671573">
            <text:p>0.0322562662</text:p>
          </table:table-cell>
          <table:table-cell office:value-type="float" office:value="0.0243150898652022">
            <text:p>0.0243150899</text:p>
          </table:table-cell>
          <table:table-cell office:value-type="float" office:value="1.04926468207914">
            <text:p>1.0492646821</text:p>
          </table:table-cell>
          <table:table-cell office:value-type="float" office:value="1.11493624633086">
            <text:p>1.1149362463</text:p>
          </table:table-cell>
          <table:table-cell office:value-type="float" office:value="1.08626161277471">
            <text:p>1.0862616128</text:p>
          </table:table-cell>
          <table:table-cell office:value-type="float" office:value="0">
            <text:p>0</text:p>
          </table:table-cell>
          <table:table-cell office:value-type="float" office:value="21.8335004153495">
            <text:p>21.8335004153</text:p>
          </table:table-cell>
          <table:table-cell office:value-type="float" office:value="28.8520589859086">
            <text:p>28.852058985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7580">
            <text:p>7580</text:p>
          </table:table-cell>
          <table:table-cell office:value-type="float" office:value="11708">
            <text:p>11708</text:p>
          </table:table-cell>
          <table:table-cell office:value-type="float" office:value="17117">
            <text:p>17117</text:p>
          </table:table-cell>
          <table:table-cell office:value-type="float" office:value="141.625">
            <text:p>141.625</text:p>
          </table:table-cell>
          <table:table-cell office:value-type="float" office:value="105.5">
            <text:p>105.5</text:p>
          </table:table-cell>
          <table:table-cell office:value-type="float" office:value="225">
            <text:p>225</text:p>
          </table:table-cell>
          <table:table-cell office:value-type="float" office:value="0.018684036939314">
            <text:p>0.0186840369</text:p>
          </table:table-cell>
          <table:table-cell office:value-type="float" office:value="0.00901093269559276">
            <text:p>0.0090109327</text:p>
          </table:table-cell>
          <table:table-cell office:value-type="float" office:value="0.0131448267803938">
            <text:p>0.0131448268</text:p>
          </table:table-cell>
          <table:table-cell office:value-type="float" office:value="1.06607835203084">
            <text:p>1.066078352</text:p>
          </table:table-cell>
          <table:table-cell office:value-type="float" office:value="1.03169741037434">
            <text:p>1.0316974104</text:p>
          </table:table-cell>
          <table:table-cell office:value-type="float" office:value="1.04634555521471">
            <text:p>1.04634555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71">
            <text:p>871</text:p>
          </table:table-cell>
          <table:table-cell office:value-type="float" office:value="7592">
            <text:p>7592</text:p>
          </table:table-cell>
          <table:table-cell office:value-type="float" office:value="11795">
            <text:p>11795</text:p>
          </table:table-cell>
          <table:table-cell office:value-type="float" office:value="16437">
            <text:p>16437</text:p>
          </table:table-cell>
          <table:table-cell office:value-type="float" office:value="4.25">
            <text:p>4.25</text:p>
          </table:table-cell>
          <table:table-cell office:value-type="float" office:value="-98.625">
            <text:p>-98.625</text:p>
          </table:table-cell>
          <table:table-cell office:value-type="float" office:value="320.875">
            <text:p>320.875</text:p>
          </table:table-cell>
          <table:table-cell office:value-type="float" office:value="0.000559799789251844">
            <text:p>0.0005597998</text:p>
          </table:table-cell>
          <table:table-cell office:value-type="float" office:value="-0.00836159389571852">
            <text:p>-0.0083615939</text:p>
          </table:table-cell>
          <table:table-cell office:value-type="float" office:value="0.0195215063576078">
            <text:p>0.0195215064</text:p>
          </table:table-cell>
          <table:table-cell office:value-type="float" office:value="1.00195991347896">
            <text:p>1.0019599135</text:p>
          </table:table-cell>
          <table:table-cell office:value-type="float" office:value="0.97087145721984">
            <text:p>0.9708714572</text:p>
          </table:table-cell>
          <table:table-cell office:value-type="float" office:value="1.06907220710415">
            <text:p>1.06907220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510">
            <text:p>11510</text:p>
          </table:table-cell>
          <table:table-cell office:value-type="float" office:value="17628">
            <text:p>17628</text:p>
          </table:table-cell>
          <table:table-cell office:value-type="float" office:value="22.125">
            <text:p>22.125</text:p>
          </table:table-cell>
          <table:table-cell office:value-type="float" office:value="280">
            <text:p>280</text:p>
          </table:table-cell>
          <table:table-cell office:value-type="float" office:value="-3.75">
            <text:p>-3.75</text:p>
          </table:table-cell>
          <table:table-cell office:value-type="float" office:value="0.002913484329734">
            <text:p>0.0029134843</text:p>
          </table:table-cell>
          <table:table-cell office:value-type="float" office:value="0.0243266724587315">
            <text:p>0.0243266725</text:p>
          </table:table-cell>
          <table:table-cell office:value-type="float" office:value="-0.000212729748127978">
            <text:p>-0.0002127297</text:p>
          </table:table-cell>
          <table:table-cell office:value-type="float" office:value="1.01021383240031">
            <text:p>1.0102138324</text:p>
          </table:table-cell>
          <table:table-cell office:value-type="float" office:value="1.08630325611167">
            <text:p>1.0863032561</text:p>
          </table:table-cell>
          <table:table-cell office:value-type="float" office:value="0.999255534579286">
            <text:p>0.9992555346</text:p>
          </table:table-cell>
          <table:table-cell office:value-type="float" office:value="0">
            <text:p>0</text:p>
          </table:table-cell>
          <table:table-cell office:value-type="float" office:value="28.8384854315022">
            <text:p>28.8384854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8448">
            <text:p>8448</text:p>
          </table:table-cell>
          <table:table-cell office:value-type="float" office:value="11526">
            <text:p>11526</text:p>
          </table:table-cell>
          <table:table-cell office:value-type="float" office:value="18849">
            <text:p>18849</text:p>
          </table:table-cell>
          <table:table-cell office:value-type="float" office:value="90.25">
            <text:p>90.25</text:p>
          </table:table-cell>
          <table:table-cell office:value-type="float" office:value="319.625">
            <text:p>319.625</text:p>
          </table:table-cell>
          <table:table-cell office:value-type="float" office:value="-94.5">
            <text:p>-94.5</text:p>
          </table:table-cell>
          <table:table-cell office:value-type="float" office:value="0.0106830018939394">
            <text:p>0.0106830019</text:p>
          </table:table-cell>
          <table:table-cell office:value-type="float" office:value="0.0277307825785181">
            <text:p>0.0277307826</text:p>
          </table:table-cell>
          <table:table-cell office:value-type="float" office:value="-0.00501352856915486">
            <text:p>-0.0050135286</text:p>
          </table:table-cell>
          <table:table-cell office:value-type="float" office:value="1.03761419462654">
            <text:p>1.0376141946</text:p>
          </table:table-cell>
          <table:table-cell office:value-type="float" office:value="1.09856497177755">
            <text:p>1.0985649718</text:p>
          </table:table-cell>
          <table:table-cell office:value-type="float" office:value="0.982501915526637">
            <text:p>0.9825019155</text:p>
          </table:table-cell>
          <table:table-cell office:value-type="float" office:value="0">
            <text:p>0</text:p>
          </table:table-cell>
          <table:table-cell office:value-type="float" office:value="25.3405803373892">
            <text:p>25.34058033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842">
            <text:p>8842</text:p>
          </table:table-cell>
          <table:table-cell office:value-type="float" office:value="12032">
            <text:p>12032</text:p>
          </table:table-cell>
          <table:table-cell office:value-type="float" office:value="18237">
            <text:p>18237</text:p>
          </table:table-cell>
          <table:table-cell office:value-type="float" office:value="22.375">
            <text:p>22.375</text:p>
          </table:table-cell>
          <table:table-cell office:value-type="float" office:value="165.5">
            <text:p>165.5</text:p>
          </table:table-cell>
          <table:table-cell office:value-type="float" office:value="-45.75">
            <text:p>-45.75</text:p>
          </table:table-cell>
          <table:table-cell office:value-type="float" office:value="0.00253053607781045">
            <text:p>0.0025305361</text:p>
          </table:table-cell>
          <table:table-cell office:value-type="float" office:value="0.0137549867021277">
            <text:p>0.0137549867</text:p>
          </table:table-cell>
          <table:table-cell office:value-type="float" office:value="-0.0025086362888633">
            <text:p>-0.0025086363</text:p>
          </table:table-cell>
          <table:table-cell office:value-type="float" office:value="1.00886942735351">
            <text:p>1.0088694274</text:p>
          </table:table-cell>
          <table:table-cell office:value-type="float" office:value="1.04851328478943">
            <text:p>1.0485132848</text:p>
          </table:table-cell>
          <table:table-cell office:value-type="float" office:value="0.991232107770797">
            <text:p>0.99123210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9044">
            <text:p>9044</text:p>
          </table:table-cell>
          <table:table-cell office:value-type="float" office:value="11725">
            <text:p>11725</text:p>
          </table:table-cell>
          <table:table-cell office:value-type="float" office:value="16079">
            <text:p>16079</text:p>
          </table:table-cell>
          <table:table-cell office:value-type="float" office:value="-73.25">
            <text:p>-73.25</text:p>
          </table:table-cell>
          <table:table-cell office:value-type="float" office:value="155.875">
            <text:p>155.875</text:p>
          </table:table-cell>
          <table:table-cell office:value-type="float" office:value="-84">
            <text:p>-84</text:p>
          </table:table-cell>
          <table:table-cell office:value-type="float" office:value="-0.00809929234851835">
            <text:p>-0.0080992923</text:p>
          </table:table-cell>
          <table:table-cell office:value-type="float" office:value="0.0132942430703625">
            <text:p>0.0132942431</text:p>
          </table:table-cell>
          <table:table-cell office:value-type="float" office:value="-0.00522420548541576">
            <text:p>-0.0052242055</text:p>
          </table:table-cell>
          <table:table-cell office:value-type="float" office:value="0.971781049911817">
            <text:p>0.9717810499</text:p>
          </table:table-cell>
          <table:table-cell office:value-type="float" office:value="1.04687625506794">
            <text:p>1.0468762551</text:p>
          </table:table-cell>
          <table:table-cell office:value-type="float" office:value="0.981768773754034">
            <text:p>0.98176877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514">
            <text:p>514</text:p>
          </table:table-cell>
          <table:table-cell table:number-columns-repeated="2" office:value-type="float" office:value="789">
            <text:p>789</text:p>
          </table:table-cell>
          <table:table-cell office:value-type="float" office:value="8686">
            <text:p>8686</text:p>
          </table:table-cell>
          <table:table-cell office:value-type="float" office:value="11524">
            <text:p>11524</text:p>
          </table:table-cell>
          <table:table-cell office:value-type="float" office:value="17512">
            <text:p>17512</text:p>
          </table:table-cell>
          <table:table-cell office:value-type="float" office:value="244.875">
            <text:p>244.875</text:p>
          </table:table-cell>
          <table:table-cell office:value-type="float" office:value="232.125">
            <text:p>232.125</text:p>
          </table:table-cell>
          <table:table-cell office:value-type="float" office:value="-57.625">
            <text:p>-57.625</text:p>
          </table:table-cell>
          <table:table-cell office:value-type="float" office:value="0.0281919180290122">
            <text:p>0.028191918</text:p>
          </table:table-cell>
          <table:table-cell office:value-type="float" office:value="0.0201427455744533">
            <text:p>0.0201427456</text:p>
          </table:table-cell>
          <table:table-cell office:value-type="float" office:value="-0.00329060073092736">
            <text:p>-0.0032906007</text:p>
          </table:table-cell>
          <table:table-cell office:value-type="float" office:value="1.10022949021617">
            <text:p>1.1002294902</text:p>
          </table:table-cell>
          <table:table-cell office:value-type="float" office:value="1.07129484070117">
            <text:p>1.0712948407</text:p>
          </table:table-cell>
          <table:table-cell office:value-type="float" office:value="0.988504120425968">
            <text:p>0.9885041204</text:p>
          </table:table-cell>
          <table:table-cell office:value-type="float" office:value="24.931701395552">
            <text:p>24.9317013956</text:p>
          </table:table-cell>
          <table:table-cell office:value-type="float" office:value="34.7571744274727">
            <text:p>34.75717442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8536">
            <text:p>8536</text:p>
          </table:table-cell>
          <table:table-cell office:value-type="float" office:value="11465">
            <text:p>11465</text:p>
          </table:table-cell>
          <table:table-cell office:value-type="float" office:value="18510">
            <text:p>18510</text:p>
          </table:table-cell>
          <table:table-cell office:value-type="float" office:value="-21">
            <text:p>-21</text:p>
          </table:table-cell>
          <table:table-cell office:value-type="float" office:value="290.25">
            <text:p>290.25</text:p>
          </table:table-cell>
          <table:table-cell office:value-type="float" office:value="-94.75">
            <text:p>-94.75</text:p>
          </table:table-cell>
          <table:table-cell office:value-type="float" office:value="-0.0024601686972821">
            <text:p>-0.0024601687</text:p>
          </table:table-cell>
          <table:table-cell office:value-type="float" office:value="0.0253161796772787">
            <text:p>0.0253161797</text:p>
          </table:table-cell>
          <table:table-cell office:value-type="float" office:value="-0.00511885467314965">
            <text:p>-0.0051188547</text:p>
          </table:table-cell>
          <table:table-cell office:value-type="float" office:value="0.99140127232235">
            <text:p>0.9914012723</text:p>
          </table:table-cell>
          <table:table-cell office:value-type="float" office:value="1.08986281041924">
            <text:p>1.0898628104</text:p>
          </table:table-cell>
          <table:table-cell office:value-type="float" office:value="0.982135365883379">
            <text:p>0.9821353659</text:p>
          </table:table-cell>
          <table:table-cell office:value-type="float" office:value="0">
            <text:p>0</text:p>
          </table:table-cell>
          <table:table-cell office:value-type="float" office:value="27.7247416341446">
            <text:p>27.7247416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8712">
            <text:p>8712</text:p>
          </table:table-cell>
          <table:table-cell office:value-type="float" office:value="11708">
            <text:p>11708</text:p>
          </table:table-cell>
          <table:table-cell office:value-type="float" office:value="17579">
            <text:p>17579</text:p>
          </table:table-cell>
          <table:table-cell office:value-type="float" office:value="18.875">
            <text:p>18.875</text:p>
          </table:table-cell>
          <table:table-cell office:value-type="float" office:value="41.875">
            <text:p>41.875</text:p>
          </table:table-cell>
          <table:table-cell office:value-type="float" office:value="-4">
            <text:p>-4</text:p>
          </table:table-cell>
          <table:table-cell office:value-type="float" office:value="0.00216655188246097">
            <text:p>0.0021665519</text:p>
          </table:table-cell>
          <table:table-cell office:value-type="float" office:value="0.00357661428083362">
            <text:p>0.0035766143</text:p>
          </table:table-cell>
          <table:table-cell office:value-type="float" office:value="-0.000227544228909494">
            <text:p>-0.0002275442</text:p>
          </table:table-cell>
          <table:table-cell office:value-type="float" office:value="1.00759213172485">
            <text:p>1.0075921317</text:p>
          </table:table-cell>
          <table:table-cell office:value-type="float" office:value="1.01254322263556">
            <text:p>1.0125432226</text:p>
          </table:table-cell>
          <table:table-cell office:value-type="float" office:value="0.999203696680514">
            <text:p>0.99920369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770">
            <text:p>8770</text:p>
          </table:table-cell>
          <table:table-cell office:value-type="float" office:value="11408">
            <text:p>11408</text:p>
          </table:table-cell>
          <table:table-cell office:value-type="float" office:value="17534">
            <text:p>17534</text:p>
          </table:table-cell>
          <table:table-cell office:value-type="float" office:value="-103.625">
            <text:p>-103.625</text:p>
          </table:table-cell>
          <table:table-cell office:value-type="float" office:value="103">
            <text:p>103</text:p>
          </table:table-cell>
          <table:table-cell office:value-type="float" office:value="110.25">
            <text:p>110.25</text:p>
          </table:table-cell>
          <table:table-cell office:value-type="float" office:value="-0.0118158494868871">
            <text:p>-0.0118158495</text:p>
          </table:table-cell>
          <table:table-cell office:value-type="float" office:value="0.00902875175315568">
            <text:p>0.0090287518</text:p>
          </table:table-cell>
          <table:table-cell office:value-type="float" office:value="0.00628778373445877">
            <text:p>0.0062877837</text:p>
          </table:table-cell>
          <table:table-cell office:value-type="float" office:value="0.958918170822125">
            <text:p>0.9589181708</text:p>
          </table:table-cell>
          <table:table-cell office:value-type="float" office:value="1.03176040711816">
            <text:p>1.0317604071</text:p>
          </table:table-cell>
          <table:table-cell office:value-type="float" office:value="1.02208473407022">
            <text:p>1.02208473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350">
            <text:p>8350</text:p>
          </table:table-cell>
          <table:table-cell office:value-type="float" office:value="12320">
            <text:p>12320</text:p>
          </table:table-cell>
          <table:table-cell office:value-type="float" office:value="20100">
            <text:p>20100</text:p>
          </table:table-cell>
          <table:table-cell office:value-type="float" office:value="122.875">
            <text:p>122.875</text:p>
          </table:table-cell>
          <table:table-cell office:value-type="float" office:value="-76.5">
            <text:p>-76.5</text:p>
          </table:table-cell>
          <table:table-cell office:value-type="float" office:value="61.5">
            <text:p>61.5</text:p>
          </table:table-cell>
          <table:table-cell office:value-type="float" office:value="0.0147155688622754">
            <text:p>0.0147155689</text:p>
          </table:table-cell>
          <table:table-cell office:value-type="float" office:value="-0.00620941558441558">
            <text:p>-0.0062094156</text:p>
          </table:table-cell>
          <table:table-cell office:value-type="float" office:value="0.00305970149253731">
            <text:p>0.0030597015</text:p>
          </table:table-cell>
          <table:table-cell office:value-type="float" office:value="1.05192892503317">
            <text:p>1.051928925</text:p>
          </table:table-cell>
          <table:table-cell office:value-type="float" office:value="0.978342616864669">
            <text:p>0.9783426169</text:p>
          </table:table-cell>
          <table:table-cell office:value-type="float" office:value="1.0107273042994">
            <text:p>1.01072730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8376">
            <text:p>8376</text:p>
          </table:table-cell>
          <table:table-cell office:value-type="float" office:value="13080">
            <text:p>13080</text:p>
          </table:table-cell>
          <table:table-cell office:value-type="float" office:value="18473">
            <text:p>18473</text:p>
          </table:table-cell>
          <table:table-cell office:value-type="float" office:value="-26.375">
            <text:p>-26.375</text:p>
          </table:table-cell>
          <table:table-cell office:value-type="float" office:value="-84.875">
            <text:p>-84.875</text:p>
          </table:table-cell>
          <table:table-cell office:value-type="float" office:value="196.625">
            <text:p>196.625</text:p>
          </table:table-cell>
          <table:table-cell office:value-type="float" office:value="-0.00314887774594078">
            <text:p>-0.0031488777</text:p>
          </table:table-cell>
          <table:table-cell office:value-type="float" office:value="-0.00648891437308869">
            <text:p>-0.0064889144</text:p>
          </table:table-cell>
          <table:table-cell office:value-type="float" office:value="0.0106439127375088">
            <text:p>0.0106439127</text:p>
          </table:table-cell>
          <table:table-cell office:value-type="float" office:value="0.988998362134083">
            <text:p>0.9889983621</text:p>
          </table:table-cell>
          <table:table-cell office:value-type="float" office:value="0.977371327473282">
            <text:p>0.9773713275</text:p>
          </table:table-cell>
          <table:table-cell office:value-type="float" office:value="1.03747574862287">
            <text:p>1.03747574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8543">
            <text:p>8543</text:p>
          </table:table-cell>
          <table:table-cell office:value-type="float" office:value="12064">
            <text:p>12064</text:p>
          </table:table-cell>
          <table:table-cell office:value-type="float" office:value="17067">
            <text:p>17067</text:p>
          </table:table-cell>
          <table:table-cell office:value-type="float" office:value="-98.5">
            <text:p>-98.5</text:p>
          </table:table-cell>
          <table:table-cell office:value-type="float" office:value="378.75">
            <text:p>378.75</text:p>
          </table:table-cell>
          <table:table-cell office:value-type="float" office:value="-46.625">
            <text:p>-46.625</text:p>
          </table:table-cell>
          <table:table-cell office:value-type="float" office:value="-0.01152990752663">
            <text:p>-0.0115299075</text:p>
          </table:table-cell>
          <table:table-cell office:value-type="float" office:value="0.0313950596816976">
            <text:p>0.0313950597</text:p>
          </table:table-cell>
          <table:table-cell office:value-type="float" office:value="-0.00273188023671413">
            <text:p>-0.0027318802</text:p>
          </table:table-cell>
          <table:table-cell office:value-type="float" office:value="0.959905883641237">
            <text:p>0.9599058836</text:p>
          </table:table-cell>
          <table:table-cell office:value-type="float" office:value="1.11181458243988">
            <text:p>1.1118145824</text:p>
          </table:table-cell>
          <table:table-cell office:value-type="float" office:value="0.990453046983971">
            <text:p>0.990453047</text:p>
          </table:table-cell>
          <table:table-cell office:value-type="float" office:value="0">
            <text:p>0</text:p>
          </table:table-cell>
          <table:table-cell office:value-type="float" office:value="22.4230127037482">
            <text:p>22.42301270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87">
            <text:p>687</text:p>
          </table:table-cell>
          <table:table-cell office:value-type="float" office:value="8362">
            <text:p>8362</text:p>
          </table:table-cell>
          <table:table-cell office:value-type="float" office:value="11952">
            <text:p>11952</text:p>
          </table:table-cell>
          <table:table-cell office:value-type="float" office:value="17144">
            <text:p>17144</text:p>
          </table:table-cell>
          <table:table-cell office:value-type="float" office:value="60.5">
            <text:p>60.5</text:p>
          </table:table-cell>
          <table:table-cell office:value-type="float" office:value="472.5">
            <text:p>472.5</text:p>
          </table:table-cell>
          <table:table-cell office:value-type="float" office:value="69.625">
            <text:p>69.625</text:p>
          </table:table-cell>
          <table:table-cell office:value-type="float" office:value="0.0072351112174121">
            <text:p>0.0072351112</text:p>
          </table:table-cell>
          <table:table-cell office:value-type="float" office:value="0.0395331325301205">
            <text:p>0.0395331325</text:p>
          </table:table-cell>
          <table:table-cell office:value-type="float" office:value="0.00406118758749417">
            <text:p>0.0040611876</text:p>
          </table:table-cell>
          <table:table-cell office:value-type="float" office:value="1.02542548905623">
            <text:p>1.0254254891</text:p>
          </table:table-cell>
          <table:table-cell office:value-type="float" office:value="1.141429186248">
            <text:p>1.1414291862</text:p>
          </table:table-cell>
          <table:table-cell office:value-type="float" office:value="1.01424648331569">
            <text:p>1.0142464833</text:p>
          </table:table-cell>
          <table:table-cell office:value-type="float" office:value="0">
            <text:p>0</text:p>
          </table:table-cell>
          <table:table-cell office:value-type="float" office:value="17.8776570724057">
            <text:p>17.8776570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8228">
            <text:p>8228</text:p>
          </table:table-cell>
          <table:table-cell office:value-type="float" office:value="11928">
            <text:p>11928</text:p>
          </table:table-cell>
          <table:table-cell office:value-type="float" office:value="19403">
            <text:p>19403</text:p>
          </table:table-cell>
          <table:table-cell office:value-type="float" office:value="141.5">
            <text:p>141.5</text:p>
          </table:table-cell>
          <table:table-cell office:value-type="float" office:value="29.25">
            <text:p>29.25</text:p>
          </table:table-cell>
          <table:table-cell office:value-type="float" office:value="130.875">
            <text:p>130.875</text:p>
          </table:table-cell>
          <table:table-cell office:value-type="float" office:value="0.0171973748176957">
            <text:p>0.0171973748</text:p>
          </table:table-cell>
          <table:table-cell office:value-type="float" office:value="0.00245221327967807">
            <text:p>0.0024522133</text:p>
          </table:table-cell>
          <table:table-cell office:value-type="float" office:value="0.00674509096531464">
            <text:p>0.006745091</text:p>
          </table:table-cell>
          <table:table-cell office:value-type="float" office:value="1.06077048127515">
            <text:p>1.0607704813</text:p>
          </table:table-cell>
          <table:table-cell office:value-type="float" office:value="1.00859453264481">
            <text:p>1.0085945326</text:p>
          </table:table-cell>
          <table:table-cell office:value-type="float" office:value="1.02369699103278">
            <text:p>1.0236969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8164">
            <text:p>8164</text:p>
          </table:table-cell>
          <table:table-cell office:value-type="float" office:value="12507">
            <text:p>12507</text:p>
          </table:table-cell>
          <table:table-cell office:value-type="float" office:value="18104">
            <text:p>18104</text:p>
          </table:table-cell>
          <table:table-cell office:value-type="float" office:value="-47.625">
            <text:p>-47.625</text:p>
          </table:table-cell>
          <table:table-cell office:value-type="float" office:value="110">
            <text:p>110</text:p>
          </table:table-cell>
          <table:table-cell office:value-type="float" office:value="204.125">
            <text:p>204.125</text:p>
          </table:table-cell>
          <table:table-cell office:value-type="float" office:value="-0.00583353748162665">
            <text:p>-0.0058335375</text:p>
          </table:table-cell>
          <table:table-cell office:value-type="float" office:value="0.00879507475813545">
            <text:p>0.0087950748</text:p>
          </table:table-cell>
          <table:table-cell office:value-type="float" office:value="0.0112751325673884">
            <text:p>0.0112751326</text:p>
          </table:table-cell>
          <table:table-cell office:value-type="float" office:value="0.979649317927024">
            <text:p>0.9796493179</text:p>
          </table:table-cell>
          <table:table-cell office:value-type="float" office:value="1.03093437419988">
            <text:p>1.0309343742</text:p>
          </table:table-cell>
          <table:table-cell office:value-type="float" office:value="1.03971213607011">
            <text:p>1.03971213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8342">
            <text:p>8342</text:p>
          </table:table-cell>
          <table:table-cell office:value-type="float" office:value="11950">
            <text:p>11950</text:p>
          </table:table-cell>
          <table:table-cell office:value-type="float" office:value="20239">
            <text:p>20239</text:p>
          </table:table-cell>
          <table:table-cell office:value-type="float" office:value="-70.625">
            <text:p>-70.625</text:p>
          </table:table-cell>
          <table:table-cell office:value-type="float" office:value="325.75">
            <text:p>325.75</text:p>
          </table:table-cell>
          <table:table-cell office:value-type="float" office:value="65.25">
            <text:p>65.25</text:p>
          </table:table-cell>
          <table:table-cell office:value-type="float" office:value="-0.00846619515703668">
            <text:p>-0.0084661952</text:p>
          </table:table-cell>
          <table:table-cell office:value-type="float" office:value="0.0272594142259414">
            <text:p>0.0272594142</text:p>
          </table:table-cell>
          <table:table-cell office:value-type="float" office:value="0.00322397351647809">
            <text:p>0.0032239735</text:p>
          </table:table-cell>
          <table:table-cell office:value-type="float" office:value="0.970508802812828">
            <text:p>0.9705088028</text:p>
          </table:table-cell>
          <table:table-cell office:value-type="float" office:value="1.09686437809212">
            <text:p>1.0968643781</text:p>
          </table:table-cell>
          <table:table-cell office:value-type="float" office:value="1.01130427955793">
            <text:p>1.0113042796</text:p>
          </table:table-cell>
          <table:table-cell office:value-type="float" office:value="0">
            <text:p>0</text:p>
          </table:table-cell>
          <table:table-cell office:value-type="float" office:value="25.7728292017966">
            <text:p>25.772829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9014">
            <text:p>9014</text:p>
          </table:table-cell>
          <table:table-cell office:value-type="float" office:value="13090">
            <text:p>13090</text:p>
          </table:table-cell>
          <table:table-cell office:value-type="float" office:value="22645">
            <text:p>22645</text:p>
          </table:table-cell>
          <table:table-cell office:value-type="float" office:value="312.25">
            <text:p>312.25</text:p>
          </table:table-cell>
          <table:table-cell office:value-type="float" office:value="-51.125">
            <text:p>-51.125</text:p>
          </table:table-cell>
          <table:table-cell office:value-type="float" office:value="59.5">
            <text:p>59.5</text:p>
          </table:table-cell>
          <table:table-cell office:value-type="float" office:value="0.0346405591302418">
            <text:p>0.0346405591</text:p>
          </table:table-cell>
          <table:table-cell office:value-type="float" office:value="-0.00390565317035905">
            <text:p>-0.0039056532</text:p>
          </table:table-cell>
          <table:table-cell office:value-type="float" office:value="0.00262751159196291">
            <text:p>0.0026275116</text:p>
          </table:table-cell>
          <table:table-cell office:value-type="float" office:value="1.12359389489608">
            <text:p>1.1235938949</text:p>
          </table:table-cell>
          <table:table-cell office:value-type="float" office:value="0.98636011199205">
            <text:p>0.986360112</text:p>
          </table:table-cell>
          <table:table-cell office:value-type="float" office:value="1.00920982205352">
            <text:p>1.0092098221</text:p>
          </table:table-cell>
          <table:table-cell office:value-type="float" office:value="20.3543061409304">
            <text:p>20.35430614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822">
            <text:p>8822</text:p>
          </table:table-cell>
          <table:table-cell office:value-type="float" office:value="13864">
            <text:p>13864</text:p>
          </table:table-cell>
          <table:table-cell office:value-type="float" office:value="20608">
            <text:p>20608</text:p>
          </table:table-cell>
          <table:table-cell office:value-type="float" office:value="14.125">
            <text:p>14.125</text:p>
          </table:table-cell>
          <table:table-cell office:value-type="float" office:value="48.75">
            <text:p>48.75</text:p>
          </table:table-cell>
          <table:table-cell office:value-type="float" office:value="109.5">
            <text:p>109.5</text:p>
          </table:table-cell>
          <table:table-cell office:value-type="float" office:value="0.0016011108592156">
            <text:p>0.0016011109</text:p>
          </table:table-cell>
          <table:table-cell office:value-type="float" office:value="0.00351630121177149">
            <text:p>0.0035163012</text:p>
          </table:table-cell>
          <table:table-cell office:value-type="float" office:value="0.00531347049689441">
            <text:p>0.0053134705</text:p>
          </table:table-cell>
          <table:table-cell office:value-type="float" office:value="1.00560891257698">
            <text:p>1.0056089126</text:p>
          </table:table-cell>
          <table:table-cell office:value-type="float" office:value="1.01233128841466">
            <text:p>1.0123312884</text:p>
          </table:table-cell>
          <table:table-cell office:value-type="float" office:value="1.01865248335782">
            <text:p>1.01865248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9156">
            <text:p>9156</text:p>
          </table:table-cell>
          <table:table-cell office:value-type="float" office:value="12683">
            <text:p>12683</text:p>
          </table:table-cell>
          <table:table-cell office:value-type="float" office:value="18416">
            <text:p>18416</text:p>
          </table:table-cell>
          <table:table-cell office:value-type="float" office:value="11.625">
            <text:p>11.625</text:p>
          </table:table-cell>
          <table:table-cell office:value-type="float" office:value="115.25">
            <text:p>115.25</text:p>
          </table:table-cell>
          <table:table-cell office:value-type="float" office:value="-100.25">
            <text:p>-100.25</text:p>
          </table:table-cell>
          <table:table-cell office:value-type="float" office:value="0.00126965923984273">
            <text:p>0.0012696592</text:p>
          </table:table-cell>
          <table:table-cell office:value-type="float" office:value="0.00908696680596073">
            <text:p>0.0090869668</text:p>
          </table:table-cell>
          <table:table-cell office:value-type="float" office:value="-0.00544363596872285">
            <text:p>-0.005443636</text:p>
          </table:table-cell>
          <table:table-cell office:value-type="float" office:value="1.00444696692724">
            <text:p>1.0044469669</text:p>
          </table:table-cell>
          <table:table-cell office:value-type="float" office:value="1.0319662268337">
            <text:p>1.0319662268</text:p>
          </table:table-cell>
          <table:table-cell office:value-type="float" office:value="0.981005355127688">
            <text:p>0.98100535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8432">
            <text:p>8432</text:p>
          </table:table-cell>
          <table:table-cell office:value-type="float" office:value="11728">
            <text:p>11728</text:p>
          </table:table-cell>
          <table:table-cell office:value-type="float" office:value="19476">
            <text:p>19476</text:p>
          </table:table-cell>
          <table:table-cell office:value-type="float" office:value="-266.25">
            <text:p>-266.25</text:p>
          </table:table-cell>
          <table:table-cell office:value-type="float" office:value="-61.75">
            <text:p>-61.75</text:p>
          </table:table-cell>
          <table:table-cell office:value-type="float" office:value="-125.875">
            <text:p>-125.875</text:p>
          </table:table-cell>
          <table:table-cell office:value-type="float" office:value="-0.0315761385199241">
            <text:p>-0.0315761385</text:p>
          </table:table-cell>
          <table:table-cell office:value-type="float" office:value="-0.00526517735334243">
            <text:p>-0.0052651774</text:p>
          </table:table-cell>
          <table:table-cell office:value-type="float" office:value="-0.00646308276853563">
            <text:p>-0.0064630828</text:p>
          </table:table-cell>
          <table:table-cell office:value-type="float" office:value="0.891437738126971">
            <text:p>0.8914377381</text:p>
          </table:table-cell>
          <table:table-cell office:value-type="float" office:value="0.981626214564723">
            <text:p>0.9816262146</text:p>
          </table:table-cell>
          <table:table-cell office:value-type="float" office:value="0.977461082330316">
            <text:p>0.9774610823</text:p>
          </table:table-cell>
          <table:table-cell office:value-type="float" office:value="-21.603186360325">
            <text:p>-21.60318636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7936">
            <text:p>7936</text:p>
          </table:table-cell>
          <table:table-cell office:value-type="float" office:value="12843">
            <text:p>12843</text:p>
          </table:table-cell>
          <table:table-cell office:value-type="float" office:value="22165">
            <text:p>22165</text:p>
          </table:table-cell>
          <table:table-cell office:value-type="float" office:value="-373.875">
            <text:p>-373.875</text:p>
          </table:table-cell>
          <table:table-cell office:value-type="float" office:value="-16.875">
            <text:p>-16.875</text:p>
          </table:table-cell>
          <table:table-cell office:value-type="float" office:value="59.75">
            <text:p>59.75</text:p>
          </table:table-cell>
          <table:table-cell office:value-type="float" office:value="-0.0471112651209677">
            <text:p>-0.0471112651</text:p>
          </table:table-cell>
          <table:table-cell office:value-type="float" office:value="-0.00131394533987386">
            <text:p>-0.0013139453</text:p>
          </table:table-cell>
          <table:table-cell office:value-type="float" office:value="0.00269569140536882">
            <text:p>0.0026956914</text:p>
          </table:table-cell>
          <table:table-cell office:value-type="float" office:value="0.839460735827157">
            <text:p>0.8394607358</text:p>
          </table:table-cell>
          <table:table-cell office:value-type="float" office:value="0.99540457515706">
            <text:p>0.9954045752</text:p>
          </table:table-cell>
          <table:table-cell office:value-type="float" office:value="1.00944916275301">
            <text:p>1.0094491628</text:p>
          </table:table-cell>
          <table:table-cell office:value-type="float" office:value="-14.3636207546651">
            <text:p>-14.36362075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2000">
            <text:p>12000</text:p>
          </table:table-cell>
          <table:table-cell office:value-type="float" office:value="19855">
            <text:p>19855</text:p>
          </table:table-cell>
          <table:table-cell office:value-type="float" office:value="37.25">
            <text:p>37.25</text:p>
          </table:table-cell>
          <table:table-cell office:value-type="float" office:value="-254.75">
            <text:p>-254.75</text:p>
          </table:table-cell>
          <table:table-cell office:value-type="float" office:value="165.125">
            <text:p>165.125</text:p>
          </table:table-cell>
          <table:table-cell office:value-type="float" office:value="0.00436284844225814">
            <text:p>0.0043628484</text:p>
          </table:table-cell>
          <table:table-cell office:value-type="float" office:value="-0.0212291666666667">
            <text:p>-0.0212291667</text:p>
          </table:table-cell>
          <table:table-cell office:value-type="float" office:value="0.00831654495089398">
            <text:p>0.008316545</text:p>
          </table:table-cell>
          <table:table-cell office:value-type="float" office:value="1.0153072770631">
            <text:p>1.0153072771</text:p>
          </table:table-cell>
          <table:table-cell office:value-type="float" office:value="0.926581244600694">
            <text:p>0.9265812446</text:p>
          </table:table-cell>
          <table:table-cell office:value-type="float" office:value="1.02924347057117">
            <text:p>1.0292434706</text:p>
          </table:table-cell>
          <table:table-cell office:value-type="float" office:value="0">
            <text:p>0</text:p>
          </table:table-cell>
          <table:table-cell office:value-type="float" office:value="-32.3028883125961">
            <text:p>-32.302888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0">
            <text:p>270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432">
            <text:p>8432</text:p>
          </table:table-cell>
          <table:table-cell office:value-type="float" office:value="11943">
            <text:p>11943</text:p>
          </table:table-cell>
          <table:table-cell office:value-type="float" office:value="17870">
            <text:p>17870</text:p>
          </table:table-cell>
          <table:table-cell office:value-type="float" office:value="-159.5">
            <text:p>-159.5</text:p>
          </table:table-cell>
          <table:table-cell office:value-type="float" office:value="-6.875">
            <text:p>-6.875</text:p>
          </table:table-cell>
          <table:table-cell office:value-type="float" office:value="88.25">
            <text:p>88.25</text:p>
          </table:table-cell>
          <table:table-cell office:value-type="float" office:value="-0.0189160341555977">
            <text:p>-0.0189160342</text:p>
          </table:table-cell>
          <table:table-cell office:value-type="float" office:value="-0.000575651008959223">
            <text:p>-0.000575651</text:p>
          </table:table-cell>
          <table:table-cell office:value-type="float" office:value="0.00493844432008954">
            <text:p>0.0049384443</text:p>
          </table:table-cell>
          <table:table-cell office:value-type="float" office:value="0.934495200497832">
            <text:p>0.9344952005</text:p>
          </table:table-cell>
          <table:table-cell office:value-type="float" office:value="0.997985870961848">
            <text:p>0.997985871</text:p>
          </table:table-cell>
          <table:table-cell office:value-type="float" office:value="1.01733235605563">
            <text:p>1.01733235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7936">
            <text:p>7936</text:p>
          </table:table-cell>
          <table:table-cell office:value-type="float" office:value="11856">
            <text:p>11856</text:p>
          </table:table-cell>
          <table:table-cell office:value-type="float" office:value="19021">
            <text:p>19021</text:p>
          </table:table-cell>
          <table:table-cell office:value-type="float" office:value="50.375">
            <text:p>50.375</text:p>
          </table:table-cell>
          <table:table-cell office:value-type="float" office:value="14.625">
            <text:p>14.625</text:p>
          </table:table-cell>
          <table:table-cell office:value-type="float" office:value="54">
            <text:p>54</text:p>
          </table:table-cell>
          <table:table-cell office:value-type="float" office:value="0.00634765625">
            <text:p>0.0063476563</text:p>
          </table:table-cell>
          <table:table-cell office:value-type="float" office:value="0.00123355263157895">
            <text:p>0.0012335526</text:p>
          </table:table-cell>
          <table:table-cell office:value-type="float" office:value="0.00283896745702119">
            <text:p>0.0028389675</text:p>
          </table:table-cell>
          <table:table-cell office:value-type="float" office:value="1.02229577064514">
            <text:p>1.0222957706</text:p>
          </table:table-cell>
          <table:table-cell office:value-type="float" office:value="1.00432041664863">
            <text:p>1.0043204166</text:p>
          </table:table-cell>
          <table:table-cell office:value-type="float" office:value="1.00995218318257">
            <text:p>1.00995218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8918">
            <text:p>8918</text:p>
          </table:table-cell>
          <table:table-cell office:value-type="float" office:value="12617">
            <text:p>12617</text:p>
          </table:table-cell>
          <table:table-cell office:value-type="float" office:value="21550">
            <text:p>21550</text:p>
          </table:table-cell>
          <table:table-cell office:value-type="float" office:value="-378.875">
            <text:p>-378.875</text:p>
          </table:table-cell>
          <table:table-cell office:value-type="float" office:value="-297.625">
            <text:p>-297.625</text:p>
          </table:table-cell>
          <table:table-cell office:value-type="float" office:value="55.125">
            <text:p>55.125</text:p>
          </table:table-cell>
          <table:table-cell office:value-type="float" office:value="-0.0424843014128728">
            <text:p>-0.0424843014</text:p>
          </table:table-cell>
          <table:table-cell office:value-type="float" office:value="-0.0235892050408179">
            <text:p>-0.023589205</text:p>
          </table:table-cell>
          <table:table-cell office:value-type="float" office:value="0.00255800464037123">
            <text:p>0.0025580046</text:p>
          </table:table-cell>
          <table:table-cell office:value-type="float" office:value="0.854842580153363">
            <text:p>0.8548425802</text:p>
          </table:table-cell>
          <table:table-cell office:value-type="float" office:value="0.918528425522274">
            <text:p>0.9185284255</text:p>
          </table:table-cell>
          <table:table-cell office:value-type="float" office:value="1.00896584128127">
            <text:p>1.0089658413</text:p>
          </table:table-cell>
          <table:table-cell office:value-type="float" office:value="-15.9662908187801">
            <text:p>-15.9662908188</text:p>
          </table:table-cell>
          <table:table-cell office:value-type="float" office:value="-29.0361314501491">
            <text:p>-29.03613145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621">
            <text:p>621</text:p>
          </table:table-cell>
          <table:table-cell office:value-type="float" office:value="9100">
            <text:p>9100</text:p>
          </table:table-cell>
          <table:table-cell office:value-type="float" office:value="13020">
            <text:p>13020</text:p>
          </table:table-cell>
          <table:table-cell office:value-type="float" office:value="19120">
            <text:p>19120</text:p>
          </table:table-cell>
          <table:table-cell office:value-type="float" office:value="-195.75">
            <text:p>-195.75</text:p>
          </table:table-cell>
          <table:table-cell office:value-type="float" office:value="125">
            <text:p>125</text:p>
          </table:table-cell>
          <table:table-cell office:value-type="float" office:value="-38.875">
            <text:p>-38.875</text:p>
          </table:table-cell>
          <table:table-cell office:value-type="float" office:value="-0.021510989010989">
            <text:p>-0.021510989</text:p>
          </table:table-cell>
          <table:table-cell office:value-type="float" office:value="0.00960061443932412">
            <text:p>0.0096006144</text:p>
          </table:table-cell>
          <table:table-cell office:value-type="float" office:value="-0.00203321129707113">
            <text:p>-0.0020332113</text:p>
          </table:table-cell>
          <table:table-cell office:value-type="float" office:value="0.925618474852071">
            <text:p>0.9256184749</text:p>
          </table:table-cell>
          <table:table-cell office:value-type="float" office:value="1.03378280726096">
            <text:p>1.0337828073</text:p>
          </table:table-cell>
          <table:table-cell office:value-type="float" office:value="0.992891862998681">
            <text:p>0.992891863</text:p>
          </table:table-cell>
          <table:table-cell office:value-type="float" office:value="-31.8751044017675">
            <text:p>-31.87510440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8497">
            <text:p>8497</text:p>
          </table:table-cell>
          <table:table-cell office:value-type="float" office:value="12300">
            <text:p>12300</text:p>
          </table:table-cell>
          <table:table-cell office:value-type="float" office:value="17460">
            <text:p>17460</text:p>
          </table:table-cell>
          <table:table-cell office:value-type="float" office:value="-127.375">
            <text:p>-127.375</text:p>
          </table:table-cell>
          <table:table-cell office:value-type="float" office:value="72.5">
            <text:p>72.5</text:p>
          </table:table-cell>
          <table:table-cell office:value-type="float" office:value="-130.75">
            <text:p>-130.75</text:p>
          </table:table-cell>
          <table:table-cell office:value-type="float" office:value="-0.014990584912322">
            <text:p>-0.0149905849</text:p>
          </table:table-cell>
          <table:table-cell office:value-type="float" office:value="0.00589430894308943">
            <text:p>0.0058943089</text:p>
          </table:table-cell>
          <table:table-cell office:value-type="float" office:value="-0.00748854524627721">
            <text:p>-0.0074885452</text:p>
          </table:table-cell>
          <table:table-cell office:value-type="float" office:value="0.947973399373459">
            <text:p>0.9479733994</text:p>
          </table:table-cell>
          <table:table-cell office:value-type="float" office:value="1.02069817734153">
            <text:p>1.0206981773</text:p>
          </table:table-cell>
          <table:table-cell office:value-type="float" office:value="0.973900005125445">
            <text:p>0.97390000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7975">
            <text:p>7975</text:p>
          </table:table-cell>
          <table:table-cell office:value-type="float" office:value="11961">
            <text:p>11961</text:p>
          </table:table-cell>
          <table:table-cell office:value-type="float" office:value="18297">
            <text:p>18297</text:p>
          </table:table-cell>
          <table:table-cell office:value-type="float" office:value="-158.375">
            <text:p>-158.375</text:p>
          </table:table-cell>
          <table:table-cell office:value-type="float" office:value="-312">
            <text:p>-312</text:p>
          </table:table-cell>
          <table:table-cell office:value-type="float" office:value="384.75">
            <text:p>384.75</text:p>
          </table:table-cell>
          <table:table-cell office:value-type="float" office:value="-0.019858934169279">
            <text:p>-0.0198589342</text:p>
          </table:table-cell>
          <table:table-cell office:value-type="float" office:value="-0.0260847755204414">
            <text:p>-0.0260847755</text:p>
          </table:table-cell>
          <table:table-cell office:value-type="float" office:value="0.0210280373831776">
            <text:p>0.0210280374</text:p>
          </table:table-cell>
          <table:table-cell office:value-type="float" office:value="0.931266709849549">
            <text:p>0.9312667098</text:p>
          </table:table-cell>
          <table:table-cell office:value-type="float" office:value="0.910036900085801">
            <text:p>0.9100369001</text:p>
          </table:table-cell>
          <table:table-cell office:value-type="float" office:value="1.07446480041925">
            <text:p>1.0744648004</text:p>
          </table:table-cell>
          <table:table-cell office:value-type="float" office:value="0">
            <text:p>0</text:p>
          </table:table-cell>
          <table:table-cell office:value-type="float" office:value="-26.2247632590921">
            <text:p>-26.2247632591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8184">
            <text:p>8184</text:p>
          </table:table-cell>
          <table:table-cell office:value-type="float" office:value="12276">
            <text:p>12276</text:p>
          </table:table-cell>
          <table:table-cell office:value-type="float" office:value="18867">
            <text:p>18867</text:p>
          </table:table-cell>
          <table:table-cell office:value-type="float" office:value="-374.75">
            <text:p>-374.75</text:p>
          </table:table-cell>
          <table:table-cell office:value-type="float" office:value="299.25">
            <text:p>299.25</text:p>
          </table:table-cell>
          <table:table-cell office:value-type="float" office:value="228">
            <text:p>228</text:p>
          </table:table-cell>
          <table:table-cell office:value-type="float" office:value="-0.0457905669599218">
            <text:p>-0.045790567</text:p>
          </table:table-cell>
          <table:table-cell office:value-type="float" office:value="0.0243768328445748">
            <text:p>0.0243768328</text:p>
          </table:table-cell>
          <table:table-cell office:value-type="float" office:value="0.0120845921450151">
            <text:p>0.0120845921</text:p>
          </table:table-cell>
          <table:table-cell office:value-type="float" office:value="0.843842696644395">
            <text:p>0.8438426966</text:p>
          </table:table-cell>
          <table:table-cell office:value-type="float" office:value="1.0864836057159">
            <text:p>1.0864836057</text:p>
          </table:table-cell>
          <table:table-cell office:value-type="float" office:value="1.04258230574748">
            <text:p>1.0425823057</text:p>
          </table:table-cell>
          <table:table-cell office:value-type="float" office:value="-14.7880546958044">
            <text:p>-14.7880546958</text:p>
          </table:table-cell>
          <table:table-cell office:value-type="float" office:value="28.7798517325492">
            <text:p>28.7798517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8244">
            <text:p>8244</text:p>
          </table:table-cell>
          <table:table-cell office:value-type="float" office:value="12348">
            <text:p>12348</text:p>
          </table:table-cell>
          <table:table-cell office:value-type="float" office:value="17550">
            <text:p>17550</text:p>
          </table:table-cell>
          <table:table-cell office:value-type="float" office:value="-253.75">
            <text:p>-253.75</text:p>
          </table:table-cell>
          <table:table-cell office:value-type="float" office:value="216">
            <text:p>216</text:p>
          </table:table-cell>
          <table:table-cell office:value-type="float" office:value="121.5">
            <text:p>121.5</text:p>
          </table:table-cell>
          <table:table-cell office:value-type="float" office:value="-0.0307799611838913">
            <text:p>-0.0307799612</text:p>
          </table:table-cell>
          <table:table-cell office:value-type="float" office:value="0.0174927113702624">
            <text:p>0.0174927114</text:p>
          </table:table-cell>
          <table:table-cell office:value-type="float" office:value="0.00692307692307692">
            <text:p>0.0069230769</text:p>
          </table:table-cell>
          <table:table-cell office:value-type="float" office:value="0.894127051636925">
            <text:p>0.8941270516</text:p>
          </table:table-cell>
          <table:table-cell office:value-type="float" office:value="1.06182423990004">
            <text:p>1.0618242399</text:p>
          </table:table-cell>
          <table:table-cell office:value-type="float" office:value="1.02432471005917">
            <text:p>1.0243247101</text:p>
          </table:table-cell>
          <table:table-cell office:value-type="float" office:value="-22.17105055844">
            <text:p>-22.17105055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8250">
            <text:p>8250</text:p>
          </table:table-cell>
          <table:table-cell office:value-type="float" office:value="12348">
            <text:p>12348</text:p>
          </table:table-cell>
          <table:table-cell office:value-type="float" office:value="17685">
            <text:p>17685</text:p>
          </table:table-cell>
          <table:table-cell office:value-type="float" office:value="-35.375">
            <text:p>-35.375</text:p>
          </table:table-cell>
          <table:table-cell office:value-type="float" office:value="549">
            <text:p>549</text:p>
          </table:table-cell>
          <table:table-cell office:value-type="float" office:value="256.5">
            <text:p>256.5</text:p>
          </table:table-cell>
          <table:table-cell office:value-type="float" office:value="-0.00428787878787879">
            <text:p>-0.0042878788</text:p>
          </table:table-cell>
          <table:table-cell office:value-type="float" office:value="0.0444606413994169">
            <text:p>0.0444606414</text:p>
          </table:table-cell>
          <table:table-cell office:value-type="float" office:value="0.0145038167938931">
            <text:p>0.0145038168</text:p>
          </table:table-cell>
          <table:table-cell office:value-type="float" office:value="0.985028460615243">
            <text:p>0.9850284606</text:p>
          </table:table-cell>
          <table:table-cell office:value-type="float" office:value="1.15948667221991">
            <text:p>1.1594866722</text:p>
          </table:table-cell>
          <table:table-cell office:value-type="float" office:value="1.05117566575374">
            <text:p>1.0511756658</text:p>
          </table:table-cell>
          <table:table-cell office:value-type="float" office:value="0">
            <text:p>0</text:p>
          </table:table-cell>
          <table:table-cell office:value-type="float" office:value="15.934191003539">
            <text:p>15.9341910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8916">
            <text:p>8916</text:p>
          </table:table-cell>
          <table:table-cell office:value-type="float" office:value="13050">
            <text:p>13050</text:p>
          </table:table-cell>
          <table:table-cell office:value-type="float" office:value="18720">
            <text:p>18720</text:p>
          </table:table-cell>
          <table:table-cell office:value-type="float" office:value="273">
            <text:p>273</text:p>
          </table:table-cell>
          <table:table-cell office:value-type="float" office:value="112.5">
            <text:p>112.5</text:p>
          </table:table-cell>
          <table:table-cell office:value-type="float" office:value="798">
            <text:p>798</text:p>
          </table:table-cell>
          <table:table-cell office:value-type="float" office:value="0.0306191117092867">
            <text:p>0.0306191117</text:p>
          </table:table-cell>
          <table:table-cell office:value-type="float" office:value="0.00862068965517241">
            <text:p>0.0086206897</text:p>
          </table:table-cell>
          <table:table-cell office:value-type="float" office:value="0.0426282051282051">
            <text:p>0.0426282051</text:p>
          </table:table-cell>
          <table:table-cell office:value-type="float" office:value="1.10900444978616">
            <text:p>1.1090044498</text:p>
          </table:table-cell>
          <table:table-cell office:value-type="float" office:value="1.03031807372176">
            <text:p>1.0303180737</text:p>
          </table:table-cell>
          <table:table-cell office:value-type="float" office:value="1.15276035913872">
            <text:p>1.1527603591</text:p>
          </table:table-cell>
          <table:table-cell office:value-type="float" office:value="22.9825614210159">
            <text:p>22.982561421</text:p>
          </table:table-cell>
          <table:table-cell office:value-type="float" office:value="0">
            <text:p>0</text:p>
          </table:table-cell>
          <table:table-cell office:value-type="float" office:value="16.6044571570291">
            <text:p>16.60445715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office:value-type="float" office:value="626">
            <text:p>62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9240">
            <text:p>9240</text:p>
          </table:table-cell>
          <table:table-cell office:value-type="float" office:value="13338">
            <text:p>13338</text:p>
          </table:table-cell>
          <table:table-cell office:value-type="float" office:value="19680">
            <text:p>19680</text:p>
          </table:table-cell>
          <table:table-cell office:value-type="float" office:value="285">
            <text:p>285</text:p>
          </table:table-cell>
          <table:table-cell office:value-type="float" office:value="487.5">
            <text:p>487.5</text:p>
          </table:table-cell>
          <table:table-cell office:value-type="float" office:value="798">
            <text:p>798</text:p>
          </table:table-cell>
          <table:table-cell office:value-type="float" office:value="0.0308441558441558">
            <text:p>0.0308441558</text:p>
          </table:table-cell>
          <table:table-cell office:value-type="float" office:value="0.0365497076023392">
            <text:p>0.0365497076</text:p>
          </table:table-cell>
          <table:table-cell office:value-type="float" office:value="0.0405487804878049">
            <text:p>0.0405487805</text:p>
          </table:table-cell>
          <table:table-cell office:value-type="float" office:value="1.10981921487603">
            <text:p>1.1098192149</text:p>
          </table:table-cell>
          <table:table-cell office:value-type="float" office:value="1.13054230361479">
            <text:p>1.1305423036</text:p>
          </table:table-cell>
          <table:table-cell office:value-type="float" office:value="1.14514337076145">
            <text:p>1.1451433708</text:p>
          </table:table-cell>
          <table:table-cell office:value-type="float" office:value="22.817380135502">
            <text:p>22.8173801355</text:p>
          </table:table-cell>
          <table:table-cell office:value-type="float" office:value="19.3090069677321">
            <text:p>19.3090069677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8820">
            <text:p>8820</text:p>
          </table:table-cell>
          <table:table-cell office:value-type="float" office:value="13208">
            <text:p>13208</text:p>
          </table:table-cell>
          <table:table-cell office:value-type="float" office:value="18549">
            <text:p>18549</text:p>
          </table:table-cell>
          <table:table-cell office:value-type="float" office:value="151.5">
            <text:p>151.5</text:p>
          </table:table-cell>
          <table:table-cell office:value-type="float" office:value="195">
            <text:p>195</text:p>
          </table:table-cell>
          <table:table-cell office:value-type="float" office:value="286.875">
            <text:p>286.875</text:p>
          </table:table-cell>
          <table:table-cell office:value-type="float" office:value="0.0171768707482993">
            <text:p>0.0171768707</text:p>
          </table:table-cell>
          <table:table-cell office:value-type="float" office:value="0.0147637795275591">
            <text:p>0.0147637795</text:p>
          </table:table-cell>
          <table:table-cell office:value-type="float" office:value="0.0154657933042213">
            <text:p>0.0154657933</text:p>
          </table:table-cell>
          <table:table-cell office:value-type="float" office:value="1.06069733560091">
            <text:p>1.0606973356</text:p>
          </table:table-cell>
          <table:table-cell office:value-type="float" office:value="1.0521004479509">
            <text:p>1.052100448</text:p>
          </table:table-cell>
          <table:table-cell office:value-type="float" office:value="1.05459909045933">
            <text:p>1.0545990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21">
            <text:p>321</text:p>
          </table:table-cell>
          <table:table-cell office:value-type="float" office:value="9674">
            <text:p>9674</text:p>
          </table:table-cell>
          <table:table-cell office:value-type="float" office:value="13764">
            <text:p>13764</text:p>
          </table:table-cell>
          <table:table-cell office:value-type="float" office:value="21312">
            <text:p>21312</text:p>
          </table:table-cell>
          <table:table-cell office:value-type="float" office:value="287">
            <text:p>287</text:p>
          </table:table-cell>
          <table:table-cell office:value-type="float" office:value="616.125">
            <text:p>616.125</text:p>
          </table:table-cell>
          <table:table-cell office:value-type="float" office:value="954">
            <text:p>954</text:p>
          </table:table-cell>
          <table:table-cell office:value-type="float" office:value="0.0296671490593343">
            <text:p>0.0296671491</text:p>
          </table:table-cell>
          <table:table-cell table:number-columns-repeated="2" office:value-type="float" office:value="0.0447635135135135">
            <text:p>0.0447635135</text:p>
          </table:table-cell>
          <table:table-cell office:value-type="float" office:value="1.10556009558496">
            <text:p>1.1055600956</text:p>
          </table:table-cell>
          <table:table-cell table:number-columns-repeated="2" office:value-type="float" office:value="1.16059969069576">
            <text:p>1.1605996907</text:p>
          </table:table-cell>
          <table:table-cell office:value-type="float" office:value="23.7090166937285">
            <text:p>23.7090166937</text:p>
          </table:table-cell>
          <table:table-cell table:number-columns-repeated="2" office:value-type="float" office:value="15.8286906780961">
            <text:p>15.828690678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9933">
            <text:p>9933</text:p>
          </table:table-cell>
          <table:table-cell office:value-type="float" office:value="14322">
            <text:p>14322</text:p>
          </table:table-cell>
          <table:table-cell office:value-type="float" office:value="22560">
            <text:p>22560</text:p>
          </table:table-cell>
          <table:table-cell office:value-type="float" office:value="296.625">
            <text:p>296.625</text:p>
          </table:table-cell>
          <table:table-cell office:value-type="float" office:value="349.125">
            <text:p>349.125</text:p>
          </table:table-cell>
          <table:table-cell office:value-type="float" office:value="349.75">
            <text:p>349.75</text:p>
          </table:table-cell>
          <table:table-cell office:value-type="float" office:value="0.0298625792811839">
            <text:p>0.0298625793</text:p>
          </table:table-cell>
          <table:table-cell office:value-type="float" office:value="0.0243768328445748">
            <text:p>0.0243768328</text:p>
          </table:table-cell>
          <table:table-cell office:value-type="float" office:value="0.0155031028368794">
            <text:p>0.0155031028</text:p>
          </table:table-cell>
          <table:table-cell office:value-type="float" office:value="1.10626690382114">
            <text:p>1.1062669038</text:p>
          </table:table-cell>
          <table:table-cell office:value-type="float" office:value="1.0864836057159">
            <text:p>1.0864836057</text:p>
          </table:table-cell>
          <table:table-cell office:value-type="float" office:value="1.05473193847632">
            <text:p>1.0547319385</text:p>
          </table:table-cell>
          <table:table-cell office:value-type="float" office:value="23.5561034184774">
            <text:p>23.5561034185</text:p>
          </table:table-cell>
          <table:table-cell office:value-type="float" office:value="28.7798517325492">
            <text:p>28.7798517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office:value-type="float" office:value="417">
            <text:p>417</text:p>
          </table:table-cell>
          <table:table-cell table:number-columns-repeated="2" office:value-type="float" office:value="293">
            <text:p>293</text:p>
          </table:table-cell>
          <table:table-cell office:value-type="float" office:value="9975">
            <text:p>9975</text:p>
          </table:table-cell>
          <table:table-cell office:value-type="float" office:value="14725">
            <text:p>14725</text:p>
          </table:table-cell>
          <table:table-cell office:value-type="float" office:value="22800">
            <text:p>22800</text:p>
          </table:table-cell>
          <table:table-cell office:value-type="float" office:value="162.75">
            <text:p>162.75</text:p>
          </table:table-cell>
          <table:table-cell office:value-type="float" office:value="32">
            <text:p>32</text:p>
          </table:table-cell>
          <table:table-cell office:value-type="float" office:value="49.5">
            <text:p>49.5</text:p>
          </table:table-cell>
          <table:table-cell office:value-type="float" office:value="0.0163157894736842">
            <text:p>0.0163157895</text:p>
          </table:table-cell>
          <table:table-cell office:value-type="float" office:value="0.00217317487266553">
            <text:p>0.0021731749</text:p>
          </table:table-cell>
          <table:table-cell office:value-type="float" office:value="0.00217105263157895">
            <text:p>0.0021710526</text:p>
          </table:table-cell>
          <table:table-cell office:value-type="float" office:value="1.05762702493075">
            <text:p>1.0576270249</text:p>
          </table:table-cell>
          <table:table-cell office:value-type="float" office:value="1.00761536852482">
            <text:p>1.0076153685</text:p>
          </table:table-cell>
          <table:table-cell office:value-type="float" office:value="1.0076079226108">
            <text:p>1.00760792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9456">
            <text:p>9456</text:p>
          </table:table-cell>
          <table:table-cell office:value-type="float" office:value="13680">
            <text:p>13680</text:p>
          </table:table-cell>
          <table:table-cell office:value-type="float" office:value="19845">
            <text:p>19845</text:p>
          </table:table-cell>
          <table:table-cell office:value-type="float" office:value="282">
            <text:p>282</text:p>
          </table:table-cell>
          <table:table-cell office:value-type="float" office:value="525.125">
            <text:p>525.125</text:p>
          </table:table-cell>
          <table:table-cell office:value-type="float" office:value="340.875">
            <text:p>340.875</text:p>
          </table:table-cell>
          <table:table-cell office:value-type="float" office:value="0.0298223350253807">
            <text:p>0.029822335</text:p>
          </table:table-cell>
          <table:table-cell office:value-type="float" office:value="0.0383863304093567">
            <text:p>0.0383863304</text:p>
          </table:table-cell>
          <table:table-cell office:value-type="float" office:value="0.0171768707482993">
            <text:p>0.0171768707</text:p>
          </table:table-cell>
          <table:table-cell office:value-type="float" office:value="1.10612134105491">
            <text:p>1.1061213411</text:p>
          </table:table-cell>
          <table:table-cell office:value-type="float" office:value="1.13724023674285">
            <text:p>1.1372402367</text:p>
          </table:table-cell>
          <table:table-cell office:value-type="float" office:value="1.06069733560091">
            <text:p>1.0606973356</text:p>
          </table:table-cell>
          <table:table-cell office:value-type="float" office:value="23.5874284629147">
            <text:p>23.5874284629</text:p>
          </table:table-cell>
          <table:table-cell office:value-type="float" office:value="18.4015336451778">
            <text:p>18.4015336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435">
            <text:p>435</text:p>
          </table:table-cell>
          <table:table-cell table:number-columns-repeated="2" office:value-type="float" office:value="310">
            <text:p>310</text:p>
          </table:table-cell>
          <table:table-cell office:value-type="float" office:value="11046">
            <text:p>11046</text:p>
          </table:table-cell>
          <table:table-cell office:value-type="float" office:value="15984">
            <text:p>15984</text:p>
          </table:table-cell>
          <table:table-cell office:value-type="float" office:value="24096">
            <text:p>24096</text:p>
          </table:table-cell>
          <table:table-cell office:value-type="float" office:value="399">
            <text:p>399</text:p>
          </table:table-cell>
          <table:table-cell office:value-type="float" office:value="715.5">
            <text:p>715.5</text:p>
          </table:table-cell>
          <table:table-cell office:value-type="float" office:value="886.875">
            <text:p>886.875</text:p>
          </table:table-cell>
          <table:table-cell office:value-type="float" office:value="0.0361216730038023">
            <text:p>0.036121673</text:p>
          </table:table-cell>
          <table:table-cell office:value-type="float" office:value="0.0447635135135135">
            <text:p>0.0447635135</text:p>
          </table:table-cell>
          <table:table-cell office:value-type="float" office:value="0.0368059013944223">
            <text:p>0.0368059014</text:p>
          </table:table-cell>
          <table:table-cell office:value-type="float" office:value="1.12898321502407">
            <text:p>1.128983215</text:p>
          </table:table-cell>
          <table:table-cell office:value-type="float" office:value="1.16059969069576">
            <text:p>1.1605996907</text:p>
          </table:table-cell>
          <table:table-cell office:value-type="float" office:value="1.13147581666029">
            <text:p>1.1314758167</text:p>
          </table:table-cell>
          <table:table-cell office:value-type="float" office:value="19.5337564358104">
            <text:p>19.5337564358</text:p>
          </table:table-cell>
          <table:table-cell office:value-type="float" office:value="15.8286906780961">
            <text:p>15.8286906781</text:p>
          </table:table-cell>
          <table:table-cell office:value-type="float" office:value="19.176986989822">
            <text:p>19.176986989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0">
            <text:p>650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244">
            <text:p>10244</text:p>
          </table:table-cell>
          <table:table-cell office:value-type="float" office:value="16139">
            <text:p>16139</text:p>
          </table:table-cell>
          <table:table-cell office:value-type="float" office:value="24440">
            <text:p>24440</text:p>
          </table:table-cell>
          <table:table-cell office:value-type="float" office:value="482.625">
            <text:p>482.625</text:p>
          </table:table-cell>
          <table:table-cell office:value-type="float" office:value="665.875">
            <text:p>665.875</text:p>
          </table:table-cell>
          <table:table-cell office:value-type="float" office:value="11">
            <text:p>11</text:p>
          </table:table-cell>
          <table:table-cell office:value-type="float" office:value="0.0471129441624365">
            <text:p>0.0471129442</text:p>
          </table:table-cell>
          <table:table-cell office:value-type="float" office:value="0.0412587520912076">
            <text:p>0.0412587521</text:p>
          </table:table-cell>
          <table:table-cell office:value-type="float" office:value="0.000450081833060556">
            <text:p>0.0004500818</text:p>
          </table:table-cell>
          <table:table-cell office:value-type="float" office:value="1.16924577840353">
            <text:p>1.1692457784</text:p>
          </table:table-cell>
          <table:table-cell office:value-type="float" office:value="1.14774211018251">
            <text:p>1.1477421102</text:p>
          </table:table-cell>
          <table:table-cell office:value-type="float" office:value="1.00157568346008">
            <text:p>1.0015756835</text:p>
          </table:table-cell>
          <table:table-cell office:value-type="float" office:value="15.0563718217946">
            <text:p>15.0563718218</text:p>
          </table:table-cell>
          <table:table-cell office:value-type="float" office:value="17.1442418318215">
            <text:p>17.14424183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">
            <text:p>655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9557">
            <text:p>9557</text:p>
          </table:table-cell>
          <table:table-cell office:value-type="float" office:value="15240">
            <text:p>15240</text:p>
          </table:table-cell>
          <table:table-cell office:value-type="float" office:value="24700">
            <text:p>24700</text:p>
          </table:table-cell>
          <table:table-cell office:value-type="float" office:value="439.25">
            <text:p>439.25</text:p>
          </table:table-cell>
          <table:table-cell office:value-type="float" office:value="225">
            <text:p>225</text:p>
          </table:table-cell>
          <table:table-cell office:value-type="float" office:value="-144.75">
            <text:p>-144.75</text:p>
          </table:table-cell>
          <table:table-cell office:value-type="float" office:value="0.045961075651355">
            <text:p>0.0459610757</text:p>
          </table:table-cell>
          <table:table-cell office:value-type="float" office:value="0.0147637795275591">
            <text:p>0.0147637795</text:p>
          </table:table-cell>
          <table:table-cell office:value-type="float" office:value="-0.00586032388663968">
            <text:p>-0.0058603239</text:p>
          </table:table-cell>
          <table:table-cell office:value-type="float" office:value="1.1650041089108">
            <text:p>1.1650041089</text:p>
          </table:table-cell>
          <table:table-cell office:value-type="float" office:value="1.0521004479509">
            <text:p>1.052100448</text:p>
          </table:table-cell>
          <table:table-cell office:value-type="float" office:value="0.979556179453032">
            <text:p>0.9795561795</text:p>
          </table:table-cell>
          <table:table-cell office:value-type="float" office:value="15.4251564464091">
            <text:p>15.42515644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11020">
            <text:p>11020</text:p>
          </table:table-cell>
          <table:table-cell office:value-type="float" office:value="15760">
            <text:p>15760</text:p>
          </table:table-cell>
          <table:table-cell office:value-type="float" office:value="25308">
            <text:p>25308</text:p>
          </table:table-cell>
          <table:table-cell office:value-type="float" office:value="451.125">
            <text:p>451.125</text:p>
          </table:table-cell>
          <table:table-cell office:value-type="float" office:value="506.875">
            <text:p>506.875</text:p>
          </table:table-cell>
          <table:table-cell office:value-type="float" office:value="1132.875">
            <text:p>1132.875</text:p>
          </table:table-cell>
          <table:table-cell office:value-type="float" office:value="0.0409369328493648">
            <text:p>0.0409369328</text:p>
          </table:table-cell>
          <table:table-cell office:value-type="float" office:value="0.0321621192893401">
            <text:p>0.0321621193</text:p>
          </table:table-cell>
          <table:table-cell office:value-type="float" office:value="0.0447635135135135">
            <text:p>0.0447635135</text:p>
          </table:table-cell>
          <table:table-cell office:value-type="float" office:value="1.14656389661616">
            <text:p>1.1465638966</text:p>
          </table:table-cell>
          <table:table-cell office:value-type="float" office:value="1.11459484527037">
            <text:p>1.1145948453</text:p>
          </table:table-cell>
          <table:table-cell office:value-type="float" office:value="1.16059969069576">
            <text:p>1.1605996907</text:p>
          </table:table-cell>
          <table:table-cell office:value-type="float" office:value="17.276330263922">
            <text:p>17.2763302639</text:p>
          </table:table-cell>
          <table:table-cell office:value-type="float" office:value="21.8964088677896">
            <text:p>21.8964088678</text:p>
          </table:table-cell>
          <table:table-cell office:value-type="float" office:value="15.8286906780961">
            <text:p>15.828690678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82">
            <text:p>682</text:p>
          </table:table-cell>
          <table:table-cell table:number-columns-repeated="2" office:value-type="float" office:value="342">
            <text:p>342</text:p>
          </table:table-cell>
          <table:table-cell office:value-type="float" office:value="12825">
            <text:p>12825</text:p>
          </table:table-cell>
          <table:table-cell office:value-type="float" office:value="18346">
            <text:p>18346</text:p>
          </table:table-cell>
          <table:table-cell office:value-type="float" office:value="28407">
            <text:p>28407</text:p>
          </table:table-cell>
          <table:table-cell office:value-type="float" office:value="185.625">
            <text:p>185.625</text:p>
          </table:table-cell>
          <table:table-cell office:value-type="float" office:value="1317">
            <text:p>1317</text:p>
          </table:table-cell>
          <table:table-cell office:value-type="float" office:value="2039.125">
            <text:p>2039.125</text:p>
          </table:table-cell>
          <table:table-cell office:value-type="float" office:value="0.0144736842105263">
            <text:p>0.0144736842</text:p>
          </table:table-cell>
          <table:table-cell office:value-type="float" office:value="0.0717867655074676">
            <text:p>0.0717867655</text:p>
          </table:table-cell>
          <table:table-cell office:value-type="float" office:value="0.0717824831907628">
            <text:p>0.0717824832</text:p>
          </table:table-cell>
          <table:table-cell office:value-type="float" office:value="1.05106849030471">
            <text:p>1.0510684903</text:p>
          </table:table-cell>
          <table:table-cell office:value-type="float" office:value="1.2613542250921">
            <text:p>1.2613542251</text:p>
          </table:table-cell>
          <table:table-cell office:value-type="float" office:value="1.26133803195801">
            <text:p>1.261338032</text:p>
          </table:table-cell>
          <table:table-cell office:value-type="float" office:value="0">
            <text:p>0</text:p>
          </table:table-cell>
          <table:table-cell office:value-type="float" office:value="9.99820964261099">
            <text:p>9.9982096426</text:p>
          </table:table-cell>
          <table:table-cell office:value-type="float" office:value="9.99878589840806">
            <text:p>9.998785898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0442">
            <text:p>10442</text:p>
          </table:table-cell>
          <table:table-cell office:value-type="float" office:value="18312">
            <text:p>18312</text:p>
          </table:table-cell>
          <table:table-cell office:value-type="float" office:value="29662">
            <text:p>29662</text:p>
          </table:table-cell>
          <table:table-cell office:value-type="float" office:value="202.125">
            <text:p>202.125</text:p>
          </table:table-cell>
          <table:table-cell office:value-type="float" office:value="89.625">
            <text:p>89.625</text:p>
          </table:table-cell>
          <table:table-cell office:value-type="float" office:value="2134.5">
            <text:p>2134.5</text:p>
          </table:table-cell>
          <table:table-cell office:value-type="float" office:value="0.019356923960927">
            <text:p>0.019356924</text:p>
          </table:table-cell>
          <table:table-cell office:value-type="float" office:value="0.00489433158584535">
            <text:p>0.0048943316</text:p>
          </table:table-cell>
          <table:table-cell office:value-type="float" office:value="0.0719607578720248">
            <text:p>0.0719607579</text:p>
          </table:table-cell>
          <table:table-cell office:value-type="float" office:value="1.06848362725349">
            <text:p>1.0684836273</text:p>
          </table:table-cell>
          <table:table-cell office:value-type="float" office:value="1.01717711133454">
            <text:p>1.0171771113</text:p>
          </table:table-cell>
          <table:table-cell office:value-type="float" office:value="1.26201221987218">
            <text:p>1.2620122199</text:p>
          </table:table-cell>
          <table:table-cell table:number-columns-repeated="2" office:value-type="float" office:value="0">
            <text:p>0</text:p>
          </table:table-cell>
          <table:table-cell office:value-type="float" office:value="9.97485410432101">
            <text:p>9.974854104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0337">
            <text:p>10337</text:p>
          </table:table-cell>
          <table:table-cell office:value-type="float" office:value="17472">
            <text:p>17472</text:p>
          </table:table-cell>
          <table:table-cell office:value-type="float" office:value="29362">
            <text:p>29362</text:p>
          </table:table-cell>
          <table:table-cell office:value-type="float" office:value="408.25">
            <text:p>408.25</text:p>
          </table:table-cell>
          <table:table-cell office:value-type="float" office:value="1776.25">
            <text:p>1776.25</text:p>
          </table:table-cell>
          <table:table-cell office:value-type="float" office:value="2984.875">
            <text:p>2984.875</text:p>
          </table:table-cell>
          <table:table-cell office:value-type="float" office:value="0.0394940504982103">
            <text:p>0.0394940505</text:p>
          </table:table-cell>
          <table:table-cell office:value-type="float" office:value="0.10166266025641">
            <text:p>0.1016626603</text:p>
          </table:table-cell>
          <table:table-cell office:value-type="float" office:value="0.101657754921327">
            <text:p>0.1016577549</text:p>
          </table:table-cell>
          <table:table-cell office:value-type="float" office:value="1.14128634559226">
            <text:p>1.1412863456</text:p>
          </table:table-cell>
          <table:table-cell office:value-type="float" office:value="1.37607649201864">
            <text:p>1.376076492</text:p>
          </table:table-cell>
          <table:table-cell office:value-type="float" office:value="1.37605736853051">
            <text:p>1.3760573685</text:p>
          </table:table-cell>
          <table:table-cell office:value-type="float" office:value="17.8950096518482">
            <text:p>17.8950096518</text:p>
          </table:table-cell>
          <table:table-cell office:value-type="float" office:value="7.15909169335499">
            <text:p>7.1590916934</text:p>
          </table:table-cell>
          <table:table-cell office:value-type="float" office:value="7.15942094759662">
            <text:p>7.159420947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13128">
            <text:p>13128</text:p>
          </table:table-cell>
          <table:table-cell office:value-type="float" office:value="22191">
            <text:p>22191</text:p>
          </table:table-cell>
          <table:table-cell office:value-type="float" office:value="37292">
            <text:p>37292</text:p>
          </table:table-cell>
          <table:table-cell office:value-type="float" office:value="634.571428571429">
            <text:p>634.5714285714</text:p>
          </table:table-cell>
          <table:table-cell office:value-type="float" office:value="1758.71428571429">
            <text:p>1758.7142857143</text:p>
          </table:table-cell>
          <table:table-cell office:value-type="float" office:value="2955.57142857143">
            <text:p>2955.5714285714</text:p>
          </table:table-cell>
          <table:table-cell office:value-type="float" office:value="0.0483372508052581">
            <text:p>0.0483372508</text:p>
          </table:table-cell>
          <table:table-cell office:value-type="float" office:value="0.0792534940162357">
            <text:p>0.079253494</text:p>
          </table:table-cell>
          <table:table-cell office:value-type="float" office:value="0.0792548382648136">
            <text:p>0.0792548383</text:p>
          </table:table-cell>
          <table:table-cell office:value-type="float" office:value="1.17375989785661">
            <text:p>1.1737598979</text:p>
          </table:table-cell>
          <table:table-cell office:value-type="float" office:value="1.28969821703184">
            <text:p>1.289698217</text:p>
          </table:table-cell>
          <table:table-cell office:value-type="float" office:value="1.28970333952808">
            <text:p>1.2897033395</text:p>
          </table:table-cell>
          <table:table-cell office:value-type="float" office:value="14.6836608954826">
            <text:p>14.6836608955</text:p>
          </table:table-cell>
          <table:table-cell office:value-type="float" office:value="9.08811957996355">
            <text:p>9.08811958</text:p>
          </table:table-cell>
          <table:table-cell office:value-type="float" office:value="9.0879711671617">
            <text:p>9.087971167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48">
            <text:p>548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2474">
            <text:p>12474</text:p>
          </table:table-cell>
          <table:table-cell office:value-type="float" office:value="22993">
            <text:p>22993</text:p>
          </table:table-cell>
          <table:table-cell office:value-type="float" office:value="41213">
            <text:p>41213</text:p>
          </table:table-cell>
          <table:table-cell office:value-type="float" office:value="102">
            <text:p>10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.00817700817700818">
            <text:p>0.0081770082</text:p>
          </table:table-cell>
          <table:table-cell office:value-type="float" office:value="0.00413169225416431">
            <text:p>0.0041316923</text:p>
          </table:table-cell>
          <table:table-cell office:value-type="float" office:value="0">
            <text:p>0</text:p>
          </table:table-cell>
          <table:table-cell office:value-type="float" office:value="1.02875058100647">
            <text:p>1.028750581</text:p>
          </table:table-cell>
          <table:table-cell office:value-type="float" office:value="1.01449438181611">
            <text:p>1.0144943818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1914">
            <text:p>11914</text:p>
          </table:table-cell>
          <table:table-cell office:value-type="float" office:value="22126">
            <text:p>22126</text:p>
          </table:table-cell>
          <table:table-cell office:value-type="float" office:value="45546">
            <text:p>45546</text:p>
          </table:table-cell>
          <table:table-cell office:value-type="float" office:value="84.6">
            <text:p>84.6</text:p>
          </table:table-cell>
          <table:table-cell office:value-type="float" office:value="-572">
            <text:p>-572</text:p>
          </table:table-cell>
          <table:table-cell office:value-type="float" office:value="0">
            <text:p>0</text:p>
          </table:table-cell>
          <table:table-cell office:value-type="float" office:value="0.00710088970958536">
            <text:p>0.0071008897</text:p>
          </table:table-cell>
          <table:table-cell office:value-type="float" office:value="-0.0258519388954172">
            <text:p>-0.0258519389</text:p>
          </table:table-cell>
          <table:table-cell office:value-type="float" office:value="0">
            <text:p>0</text:p>
          </table:table-cell>
          <table:table-cell office:value-type="float" office:value="1.0249519423475">
            <text:p>1.0249519423</text:p>
          </table:table-cell>
          <table:table-cell office:value-type="float" office:value="0.910828126445559">
            <text:p>0.9108281264</text:p>
          </table:table-cell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office:value-type="float" office:value="-26.4641067309657">
            <text:p>-26.464106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5">
            <text:p>5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444">
            <text:p>444</text:p>
          </table:table-cell>
          <table:table-cell office:value-type="float" office:value="11727">
            <text:p>11727</text:p>
          </table:table-cell>
          <table:table-cell office:value-type="float" office:value="23962">
            <text:p>23962</text:p>
          </table:table-cell>
          <table:table-cell office:value-type="float" office:value="50335">
            <text:p>50335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5">
            <text:p>5</text:p>
          </table:table-cell>
          <table:table-cell office:value-type="float" office:value="617">
            <text:p>617</text:p>
          </table:table-cell>
          <table:table-cell table:number-columns-repeated="2" office:value-type="float" office:value="470">
            <text:p>470</text:p>
          </table:table-cell>
          <table:table-cell office:value-type="float" office:value="11542">
            <text:p>11542</text:p>
          </table:table-cell>
          <table:table-cell office:value-type="float" office:value="24645">
            <text:p>24645</text:p>
          </table:table-cell>
          <table:table-cell office:value-type="float" office:value="55628">
            <text:p>55628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27">
            <text:p>1.27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1361">
            <text:p>11361</text:p>
          </table:table-cell>
          <table:table-cell office:value-type="float" office:value="25661">
            <text:p>25661</text:p>
          </table:table-cell>
          <table:table-cell office:value-type="float" office:value="61477">
            <text:p>61477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27">
            <text:p>1.27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13">
            <text:p>113</text:p>
          </table:table-cell>
          <table:table-cell office:value-type="float" office:value="4874.5">
            <text:p>4874.5</text:p>
          </table:table-cell>
          <table:table-cell office:value-type="float" office:value="25962.5">
            <text:p>25962.5</text:p>
          </table:table-cell>
          <table:table-cell office:value-type="float" office:value="16.0975">
            <text:p>16.09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35">
            <text:p>535</text:p>
          </table:table-cell>
          <table:table-cell office:value-type="float" office:value="380">
            <text:p>380</text:p>
          </table:table-cell>
          <table:table-cell office:value-type="float" office:value="11182">
            <text:p>11182</text:p>
          </table:table-cell>
          <table:table-cell office:value-type="float" office:value="26935">
            <text:p>26935</text:p>
          </table:table-cell>
          <table:table-cell office:value-type="float" office:value="67941">
            <text:p>67941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09">
            <text:p>1.09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16.666666666667">
            <text:p>116.6666666667</text:p>
          </table:table-cell>
          <table:table-cell office:value-type="float" office:value="5048.33333333333">
            <text:p>5048.3333333333</text:p>
          </table:table-cell>
          <table:table-cell office:value-type="float" office:value="26817">
            <text:p>26817</text:p>
          </table:table-cell>
          <table:table-cell office:value-type="float" office:value="17.3966666666667">
            <text:p>17.39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662">
            <text:p>662</text:p>
          </table:table-cell>
          <table:table-cell office:value-type="float" office:value="924">
            <text:p>924</text:p>
          </table:table-cell>
          <table:table-cell office:value-type="float" office:value="502">
            <text:p>502</text:p>
          </table:table-cell>
          <table:table-cell office:value-type="float" office:value="11007">
            <text:p>11007</text:p>
          </table:table-cell>
          <table:table-cell office:value-type="float" office:value="27700">
            <text:p>27700</text:p>
          </table:table-cell>
          <table:table-cell office:value-type="float" office:value="75084">
            <text:p>75084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number-columns-repeated="4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1.37">
            <text:p>1.3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.9">
            <text:p>17.9</text:p>
          </table:table-cell>
          <table:table-cell office:value-type="float" office:value="31.7">
            <text:p>31.7</text:p>
          </table:table-cell>
          <table:table-cell office:value-type="float" office:value="33.7">
            <text:p>33.7</text:p>
          </table:table-cell>
          <table:table-cell office:value-type="float" office:value="17595">
            <text:p>17595</text:p>
          </table:table-cell>
          <table:table-cell office:value-type="float" office:value="18560">
            <text:p>18560</text:p>
          </table:table-cell>
          <table:table-cell office:value-type="float" office:value="20037">
            <text:p>200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7:28.48</dc:date>
    <dc:creator>Liam Widdess</dc:creator>
    <meta:editing-duration>P2DT3H30M51S</meta:editing-duration>
    <meta:editing-cycles>185</meta:editing-cycles>
    <meta:generator>OpenOffice/4.1.7$Win32 OpenOffice.org_project/417m1$Build-9800</meta:generator>
    <meta:document-statistic meta:table-count="8" meta:cell-count="1096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78">
                <text:p>10378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135">
                <text:p>10135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205">
                <text:p>10205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644">
                <text:p>13644</text:p>
              </table:table-cell>
              <table:table-cell office:value-type="float" office:value="18455">
                <text:p>1845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401">
                <text:p>10401</text:p>
              </table:table-cell>
              <table:table-cell office:value-type="float" office:value="13778">
                <text:p>13778</text:p>
              </table:table-cell>
              <table:table-cell office:value-type="float" office:value="18784">
                <text:p>1878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935">
                <text:p>9935</text:p>
              </table:table-cell>
              <table:table-cell office:value-type="float" office:value="12933">
                <text:p>12933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465">
                <text:p>9465</text:p>
              </table:table-cell>
              <table:table-cell office:value-type="float" office:value="13197">
                <text:p>13197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380">
                <text:p>9380</text:p>
              </table:table-cell>
              <table:table-cell office:value-type="float" office:value="13315">
                <text:p>13315</text:p>
              </table:table-cell>
              <table:table-cell office:value-type="float" office:value="18379">
                <text:p>1837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950">
                <text:p>8950</text:p>
              </table:table-cell>
              <table:table-cell office:value-type="float" office:value="13146">
                <text:p>13146</text:p>
              </table:table-cell>
              <table:table-cell office:value-type="float" office:value="18826">
                <text:p>1882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345">
                <text:p>9345</text:p>
              </table:table-cell>
              <table:table-cell office:value-type="float" office:value="12683">
                <text:p>12683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569">
                <text:p>9569</text:p>
              </table:table-cell>
              <table:table-cell office:value-type="float" office:value="12499">
                <text:p>12499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211">
                <text:p>9211</text:p>
              </table:table-cell>
              <table:table-cell office:value-type="float" office:value="13240">
                <text:p>13240</text:p>
              </table:table-cell>
              <table:table-cell office:value-type="float" office:value="18379">
                <text:p>1837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073">
                <text:p>9073</text:p>
              </table:table-cell>
              <table:table-cell office:value-type="float" office:value="12183">
                <text:p>12183</text:p>
              </table:table-cell>
              <table:table-cell office:value-type="float" office:value="18758">
                <text:p>1875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765">
                <text:p>8765</text:p>
              </table:table-cell>
              <table:table-cell office:value-type="float" office:value="11872">
                <text:p>11872</text:p>
              </table:table-cell>
              <table:table-cell office:value-type="float" office:value="17135">
                <text:p>1713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680">
                <text:p>8680</text:p>
              </table:table-cell>
              <table:table-cell office:value-type="float" office:value="11990">
                <text:p>11990</text:p>
              </table:table-cell>
              <table:table-cell office:value-type="float" office:value="17090">
                <text:p>17090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316">
                <text:p>8316</text:p>
              </table:table-cell>
              <table:table-cell office:value-type="float" office:value="11850">
                <text:p>11850</text:p>
              </table:table-cell>
              <table:table-cell office:value-type="float" office:value="17858">
                <text:p>1785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552">
                <text:p>11552</text:p>
              </table:table-cell>
              <table:table-cell office:value-type="float" office:value="16379">
                <text:p>1637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70">
                <text:p>8770</text:p>
              </table:table-cell>
              <table:table-cell office:value-type="float" office:value="11267">
                <text:p>11267</text:p>
              </table:table-cell>
              <table:table-cell office:value-type="float" office:value="16024">
                <text:p>1602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66">
                <text:p>8666</text:p>
              </table:table-cell>
              <table:table-cell office:value-type="float" office:value="12332">
                <text:p>12332</text:p>
              </table:table-cell>
              <table:table-cell office:value-type="float" office:value="17003">
                <text:p>1700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758">
                <text:p>7758</text:p>
              </table:table-cell>
              <table:table-cell office:value-type="float" office:value="11570">
                <text:p>11570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819">
                <text:p>7819</text:p>
              </table:table-cell>
              <table:table-cell office:value-type="float" office:value="10819">
                <text:p>10819</text:p>
              </table:table-cell>
              <table:table-cell office:value-type="float" office:value="16177">
                <text:p>1617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50">
                <text:p>7950</text:p>
              </table:table-cell>
              <table:table-cell office:value-type="float" office:value="10751">
                <text:p>10751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850">
                <text:p>7850</text:p>
              </table:table-cell>
              <table:table-cell office:value-type="float" office:value="10900">
                <text:p>10900</text:p>
              </table:table-cell>
              <table:table-cell office:value-type="float" office:value="16742">
                <text:p>1674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758">
                <text:p>7758</text:p>
              </table:table-cell>
              <table:table-cell office:value-type="float" office:value="10499">
                <text:p>10499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636">
                <text:p>7636</text:p>
              </table:table-cell>
              <table:table-cell office:value-type="float" office:value="10542">
                <text:p>10542</text:p>
              </table:table-cell>
              <table:table-cell office:value-type="float" office:value="16007">
                <text:p>1600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0830">
                <text:p>10830</text:p>
              </table:table-cell>
              <table:table-cell office:value-type="float" office:value="17907">
                <text:p>1790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693">
                <text:p>7693</text:p>
              </table:table-cell>
              <table:table-cell office:value-type="float" office:value="11536">
                <text:p>11536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770">
                <text:p>7770</text:p>
              </table:table-cell>
              <table:table-cell office:value-type="float" office:value="10890">
                <text:p>10890</text:p>
              </table:table-cell>
              <table:table-cell office:value-type="float" office:value="15854">
                <text:p>1585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706">
                <text:p>7706</text:p>
              </table:table-cell>
              <table:table-cell office:value-type="float" office:value="11211">
                <text:p>11211</text:p>
              </table:table-cell>
              <table:table-cell office:value-type="float" office:value="16024">
                <text:p>160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1708">
                <text:p>11708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92">
                <text:p>7592</text:p>
              </table:table-cell>
              <table:table-cell office:value-type="float" office:value="11795">
                <text:p>11795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510">
                <text:p>11510</text:p>
              </table:table-cell>
              <table:table-cell office:value-type="float" office:value="17628">
                <text:p>1762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448">
                <text:p>8448</text:p>
              </table:table-cell>
              <table:table-cell office:value-type="float" office:value="11526">
                <text:p>11526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842">
                <text:p>8842</text:p>
              </table:table-cell>
              <table:table-cell office:value-type="float" office:value="12032">
                <text:p>12032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044">
                <text:p>9044</text:p>
              </table:table-cell>
              <table:table-cell office:value-type="float" office:value="11725">
                <text:p>11725</text:p>
              </table:table-cell>
              <table:table-cell office:value-type="float" office:value="16079">
                <text:p>1607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686">
                <text:p>8686</text:p>
              </table:table-cell>
              <table:table-cell office:value-type="float" office:value="11524">
                <text:p>11524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536">
                <text:p>8536</text:p>
              </table:table-cell>
              <table:table-cell office:value-type="float" office:value="11465">
                <text:p>11465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12">
                <text:p>8712</text:p>
              </table:table-cell>
              <table:table-cell office:value-type="float" office:value="11708">
                <text:p>11708</text:p>
              </table:table-cell>
              <table:table-cell office:value-type="float" office:value="17579">
                <text:p>1757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770">
                <text:p>8770</text:p>
              </table:table-cell>
              <table:table-cell office:value-type="float" office:value="11408">
                <text:p>11408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50">
                <text:p>8350</text:p>
              </table:table-cell>
              <table:table-cell office:value-type="float" office:value="12320">
                <text:p>1232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376">
                <text:p>8376</text:p>
              </table:table-cell>
              <table:table-cell office:value-type="float" office:value="13080">
                <text:p>13080</text:p>
              </table:table-cell>
              <table:table-cell office:value-type="float" office:value="18473">
                <text:p>1847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43">
                <text:p>8543</text:p>
              </table:table-cell>
              <table:table-cell office:value-type="float" office:value="12064">
                <text:p>12064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62">
                <text:p>8362</text:p>
              </table:table-cell>
              <table:table-cell office:value-type="float" office:value="11952">
                <text:p>11952</text:p>
              </table:table-cell>
              <table:table-cell office:value-type="float" office:value="17144">
                <text:p>1714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8">
                <text:p>8228</text:p>
              </table:table-cell>
              <table:table-cell office:value-type="float" office:value="11928">
                <text:p>11928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64">
                <text:p>8164</text:p>
              </table:table-cell>
              <table:table-cell office:value-type="float" office:value="12507">
                <text:p>12507</text:p>
              </table:table-cell>
              <table:table-cell office:value-type="float" office:value="18104">
                <text:p>1810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342">
                <text:p>8342</text:p>
              </table:table-cell>
              <table:table-cell office:value-type="float" office:value="11950">
                <text:p>11950</text:p>
              </table:table-cell>
              <table:table-cell office:value-type="float" office:value="20239">
                <text:p>2023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9014">
                <text:p>9014</text:p>
              </table:table-cell>
              <table:table-cell office:value-type="float" office:value="13090">
                <text:p>13090</text:p>
              </table:table-cell>
              <table:table-cell office:value-type="float" office:value="22645">
                <text:p>2264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822">
                <text:p>8822</text:p>
              </table:table-cell>
              <table:table-cell office:value-type="float" office:value="13864">
                <text:p>13864</text:p>
              </table:table-cell>
              <table:table-cell office:value-type="float" office:value="20608">
                <text:p>206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156">
                <text:p>9156</text:p>
              </table:table-cell>
              <table:table-cell office:value-type="float" office:value="12683">
                <text:p>12683</text:p>
              </table:table-cell>
              <table:table-cell office:value-type="float" office:value="18416">
                <text:p>1841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32">
                <text:p>8432</text:p>
              </table:table-cell>
              <table:table-cell office:value-type="float" office:value="11728">
                <text:p>11728</text:p>
              </table:table-cell>
              <table:table-cell office:value-type="float" office:value="19476">
                <text:p>1947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7936">
                <text:p>7936</text:p>
              </table:table-cell>
              <table:table-cell office:value-type="float" office:value="12843">
                <text:p>12843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2000">
                <text:p>12000</text:p>
              </table:table-cell>
              <table:table-cell office:value-type="float" office:value="19855">
                <text:p>1985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432">
                <text:p>8432</text:p>
              </table:table-cell>
              <table:table-cell office:value-type="float" office:value="11943">
                <text:p>11943</text:p>
              </table:table-cell>
              <table:table-cell office:value-type="float" office:value="17870">
                <text:p>1787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936">
                <text:p>7936</text:p>
              </table:table-cell>
              <table:table-cell office:value-type="float" office:value="11856">
                <text:p>11856</text:p>
              </table:table-cell>
              <table:table-cell office:value-type="float" office:value="19021">
                <text:p>1902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918">
                <text:p>8918</text:p>
              </table:table-cell>
              <table:table-cell office:value-type="float" office:value="12617">
                <text:p>12617</text:p>
              </table:table-cell>
              <table:table-cell office:value-type="float" office:value="21550">
                <text:p>21550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9100">
                <text:p>9100</text:p>
              </table:table-cell>
              <table:table-cell office:value-type="float" office:value="13020">
                <text:p>13020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8497">
                <text:p>8497</text:p>
              </table:table-cell>
              <table:table-cell office:value-type="float" office:value="12300">
                <text:p>12300</text:p>
              </table:table-cell>
              <table:table-cell office:value-type="float" office:value="17460">
                <text:p>1746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7975">
                <text:p>7975</text:p>
              </table:table-cell>
              <table:table-cell office:value-type="float" office:value="11961">
                <text:p>11961</text:p>
              </table:table-cell>
              <table:table-cell office:value-type="float" office:value="18297">
                <text:p>1829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184">
                <text:p>8184</text:p>
              </table:table-cell>
              <table:table-cell office:value-type="float" office:value="12276">
                <text:p>12276</text:p>
              </table:table-cell>
              <table:table-cell office:value-type="float" office:value="18867">
                <text:p>1886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244">
                <text:p>8244</text:p>
              </table:table-cell>
              <table:table-cell office:value-type="float" office:value="12348">
                <text:p>12348</text:p>
              </table:table-cell>
              <table:table-cell office:value-type="float" office:value="17550">
                <text:p>1755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250">
                <text:p>8250</text:p>
              </table:table-cell>
              <table:table-cell office:value-type="float" office:value="12348">
                <text:p>12348</text:p>
              </table:table-cell>
              <table:table-cell office:value-type="float" office:value="17685">
                <text:p>1768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8916">
                <text:p>8916</text:p>
              </table:table-cell>
              <table:table-cell office:value-type="float" office:value="13050">
                <text:p>13050</text:p>
              </table:table-cell>
              <table:table-cell office:value-type="float" office:value="18720">
                <text:p>1872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9240">
                <text:p>9240</text:p>
              </table:table-cell>
              <table:table-cell office:value-type="float" office:value="13338">
                <text:p>13338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8820">
                <text:p>8820</text:p>
              </table:table-cell>
              <table:table-cell office:value-type="float" office:value="13208">
                <text:p>13208</text:p>
              </table:table-cell>
              <table:table-cell office:value-type="float" office:value="18549">
                <text:p>1854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9674">
                <text:p>9674</text:p>
              </table:table-cell>
              <table:table-cell office:value-type="float" office:value="13764">
                <text:p>13764</text:p>
              </table:table-cell>
              <table:table-cell office:value-type="float" office:value="21312">
                <text:p>2131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9933">
                <text:p>9933</text:p>
              </table:table-cell>
              <table:table-cell office:value-type="float" office:value="14322">
                <text:p>14322</text:p>
              </table:table-cell>
              <table:table-cell office:value-type="float" office:value="22560">
                <text:p>2256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9975">
                <text:p>9975</text:p>
              </table:table-cell>
              <table:table-cell office:value-type="float" office:value="14725">
                <text:p>14725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456">
                <text:p>9456</text:p>
              </table:table-cell>
              <table:table-cell office:value-type="float" office:value="13680">
                <text:p>13680</text:p>
              </table:table-cell>
              <table:table-cell office:value-type="float" office:value="19845">
                <text:p>1984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1046">
                <text:p>11046</text:p>
              </table:table-cell>
              <table:table-cell office:value-type="float" office:value="15984">
                <text:p>15984</text:p>
              </table:table-cell>
              <table:table-cell office:value-type="float" office:value="24096">
                <text:p>2409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244">
                <text:p>10244</text:p>
              </table:table-cell>
              <table:table-cell office:value-type="float" office:value="16139">
                <text:p>16139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9557">
                <text:p>9557</text:p>
              </table:table-cell>
              <table:table-cell office:value-type="float" office:value="15240">
                <text:p>15240</text:p>
              </table:table-cell>
              <table:table-cell office:value-type="float" office:value="24700">
                <text:p>24700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020">
                <text:p>11020</text:p>
              </table:table-cell>
              <table:table-cell office:value-type="float" office:value="15760">
                <text:p>15760</text:p>
              </table:table-cell>
              <table:table-cell office:value-type="float" office:value="25308">
                <text:p>2530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825">
                <text:p>12825</text:p>
              </table:table-cell>
              <table:table-cell office:value-type="float" office:value="18346">
                <text:p>18346</text:p>
              </table:table-cell>
              <table:table-cell office:value-type="float" office:value="28407">
                <text:p>2840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0442">
                <text:p>10442</text:p>
              </table:table-cell>
              <table:table-cell office:value-type="float" office:value="18312">
                <text:p>18312</text:p>
              </table:table-cell>
              <table:table-cell office:value-type="float" office:value="29662">
                <text:p>2966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0337">
                <text:p>10337</text:p>
              </table:table-cell>
              <table:table-cell office:value-type="float" office:value="17472">
                <text:p>17472</text:p>
              </table:table-cell>
              <table:table-cell office:value-type="float" office:value="29362">
                <text:p>2936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128">
                <text:p>13128</text:p>
              </table:table-cell>
              <table:table-cell office:value-type="float" office:value="22191">
                <text:p>22191</text:p>
              </table:table-cell>
              <table:table-cell office:value-type="float" office:value="37292">
                <text:p>3729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2474">
                <text:p>12474</text:p>
              </table:table-cell>
              <table:table-cell office:value-type="float" office:value="22993">
                <text:p>22993</text:p>
              </table:table-cell>
              <table:table-cell office:value-type="float" office:value="41213">
                <text:p>4121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1914">
                <text:p>11914</text:p>
              </table:table-cell>
              <table:table-cell office:value-type="float" office:value="22126">
                <text:p>22126</text:p>
              </table:table-cell>
              <table:table-cell office:value-type="float" office:value="45546">
                <text:p>4554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1727">
                <text:p>11727</text:p>
              </table:table-cell>
              <table:table-cell office:value-type="float" office:value="23962">
                <text:p>23962</text:p>
              </table:table-cell>
              <table:table-cell office:value-type="float" office:value="50335">
                <text:p>503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1542">
                <text:p>11542</text:p>
              </table:table-cell>
              <table:table-cell office:value-type="float" office:value="24645">
                <text:p>24645</text:p>
              </table:table-cell>
              <table:table-cell office:value-type="float" office:value="55628">
                <text:p>55628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1361">
                <text:p>11361</text:p>
              </table:table-cell>
              <table:table-cell office:value-type="float" office:value="25661">
                <text:p>25661</text:p>
              </table:table-cell>
              <table:table-cell office:value-type="float" office:value="61477">
                <text:p>6147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1182">
                <text:p>11182</text:p>
              </table:table-cell>
              <table:table-cell office:value-type="float" office:value="26935">
                <text:p>26935</text:p>
              </table:table-cell>
              <table:table-cell office:value-type="float" office:value="67941">
                <text:p>6794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1007">
                <text:p>11007</text:p>
              </table:table-cell>
              <table:table-cell office:value-type="float" office:value="27700">
                <text:p>27700</text:p>
              </table:table-cell>
              <table:table-cell office:value-type="float" office:value="75084">
                <text:p>75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874.5">
                <text:p>4874.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048.33333333333">
                <text:p>5048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2cm" svg:y="1.404cm" svg:width="30.90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0975">
                <text:p>16.097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3966666666667">
                <text:p>17.39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9cm" svg:y="1.352cm" svg:width="31.36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144700228104">
                <text:p>0.9914470022810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5976800162213">
                <text:p>0.995976800162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52576156873992">
                <text:p>0.95257615687399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878286422454">
                <text:p>0.9587828642245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8747831442588">
                <text:p>0.98874783144258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7274545579673">
                <text:p>0.94727454557967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374403355651">
                <text:p>0.9237440335565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862056956648">
                <text:p>1.0086205695664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99101566885954">
                <text:p>0.9991015668859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78617770974462">
                <text:p>0.97861777097446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211442826699">
                <text:p>0.9621144282669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70074807427483">
                <text:p>0.97007480742748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8009743825065">
                <text:p>0.9800974382506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2678862341191">
                <text:p>0.94267886234119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936574087838">
                <text:p>0.993657408783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00798485883672">
                <text:p>1.0079848588367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42332520146655">
                <text:p>0.94233252014665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3292159270282">
                <text:p>0.95329215927028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9799382191628">
                <text:p>0.98979938219162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725181979182">
                <text:p>0.972518197918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1288577950809">
                <text:p>1.0128857795080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37321810135297">
                <text:p>0.9373218101352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50862695922061">
                <text:p>0.95086269592206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17445595465389">
                <text:p>0.91744559546538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19313146925357">
                <text:p>0.91931314692535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0023565657108">
                <text:p>0.96002356565710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47505511976859">
                <text:p>0.94750551197685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0693421905844">
                <text:p>0.99069342190584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11493624633086">
                <text:p>1.1149362463308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3169741037434">
                <text:p>1.0316974103743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087145721984">
                <text:p>0.9708714572198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30325611167">
                <text:p>1.0863032561116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856497177755">
                <text:p>1.0985649717775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851328478943">
                <text:p>1.0485132847894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4687625506794">
                <text:p>1.0468762550679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7129484070117">
                <text:p>1.07129484070117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986281041924">
                <text:p>1.0898628104192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254322263556">
                <text:p>1.0125432226355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176040711816">
                <text:p>1.0317604071181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8342616864669">
                <text:p>0.97834261686466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7371327473282">
                <text:p>0.97737132747328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181458243988">
                <text:p>1.1118145824398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41429186248">
                <text:p>1.14142918624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0859453264481">
                <text:p>1.0085945326448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093437419988">
                <text:p>1.0309343741998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9686437809212">
                <text:p>1.0968643780921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8636011199205">
                <text:p>0.9863601119920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233128841466">
                <text:p>1.0123312884146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19662268337">
                <text:p>1.031966226833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81626214564723">
                <text:p>0.981626214564723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9540457515706">
                <text:p>0.9954045751570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26581244600694">
                <text:p>0.92658124460069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97985870961848">
                <text:p>0.99798587096184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0432041664863">
                <text:p>1.0043204166486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18528425522274">
                <text:p>0.91852842552227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3378280726096">
                <text:p>1.0337828072609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2069817734153">
                <text:p>1.0206981773415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0.910036900085801">
                <text:p>0.91003690008580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864836057159">
                <text:p>1.086483605715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6182423990004">
                <text:p>1.0618242399000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5948667221991">
                <text:p>1.1594866722199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3031807372176">
                <text:p>1.0303180737217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3054230361479">
                <text:p>1.1305423036147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21004479509">
                <text:p>1.052100447950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6059969069576">
                <text:p>1.1605996906957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64836057159">
                <text:p>1.0864836057159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0761536852482">
                <text:p>1.0076153685248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3724023674285">
                <text:p>1.1372402367428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059969069576">
                <text:p>1.1605996906957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4774211018251">
                <text:p>1.1477421101825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521004479509">
                <text:p>1.052100447950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1459484527037">
                <text:p>1.1145948452703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2613542250921">
                <text:p>1.261354225092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1717711133454">
                <text:p>1.0171771113345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37607649201864">
                <text:p>1.3760764920186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28969821703184">
                <text:p>1.2896982170318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1449438181611">
                <text:p>1.01449438181611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10828126445559">
                <text:p>0.91082812644555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962.5">
                <text:p>25962.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817">
                <text:p>26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